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0000000300F37ED8E3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cript" style:font-pitch="variable"/>
    <style:font-face style:name="Matura MT Script Capitals" svg:font-family="'Matura MT Script Capitals'" style:font-family-generic="script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Arial Black1" svg:font-family="'Arial Black'" style:font-adornments="Обычный" style:font-family-generic="swiss" style:font-pitch="variable"/>
    <style:font-face style:name="Berlin Sans FB Demi" svg:font-family="'Berlin Sans FB Demi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1cm" svg:stroke-color="#4c4c4c" draw:marker-start="Circle" draw:marker-start-width="0.05cm" draw:marker-end="Circle" draw:marker-end-width="0.05cm" svg:stroke-opacity="75%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366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fill-color="#ffff99" draw:textarea-horizontal-align="justify" draw:textarea-vertical-align="middle" draw:auto-grow-height="false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ff9900" draw:textarea-horizontal-align="justify" draw:textarea-vertical-align="middle" draw:auto-grow-height="false"/>
    </style:style>
    <style:style style:name="gr9" style:family="graphic" style:parent-style-name="standard">
      <style:graphic-properties svg:stroke-color="#dddddd" draw:fill-color="#cccccc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aecf00" draw:textarea-horizontal-align="justify" draw:textarea-vertical-align="middle" draw:auto-grow-height="false"/>
    </style:style>
    <style:style style:name="gr11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2" style:family="graphic" style:parent-style-name="objectwithoutfill">
      <style:graphic-properties draw:stroke="solid"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3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14" style:family="graphic" style:parent-style-name="Объект_20_без_20_заливки_20_и_20_линий">
      <style:graphic-properties draw:stroke="none" draw:fill="none" draw:ole-draw-aspect="1"/>
    </style:style>
    <style:style style:name="pr1" style:family="presentation" style:parent-style-name="Обычный-title">
      <style:graphic-properties fo:min-height="13.145cm"/>
    </style:style>
    <style:style style:name="pr2" style:family="presentation" style:parent-style-name="Обычный-notes">
      <style:graphic-properties draw:fill-color="#ffffff" draw:auto-grow-height="true" fo:min-height="13.364cm"/>
    </style:style>
    <style:style style:name="pr3" style:family="presentation" style:parent-style-name="Обычный-title" style:list-style-name="L5">
      <style:graphic-properties draw:auto-grow-height="true" fo:min-height="3.506cm"/>
    </style:style>
    <style:style style:name="pr4" style:family="presentation" style:parent-style-name="Обычный-outline1">
      <style:graphic-properties fo:min-height="13.609cm"/>
    </style:style>
    <style:style style:name="pr5" style:family="presentation" style:parent-style-name="Обычный-title" style:list-style-name="L5">
      <style:graphic-properties draw:auto-grow-height="true" fo:min-height="3.506cm"/>
    </style:style>
    <style:style style:name="pr6" style:family="presentation" style:parent-style-name="Обычный-outline1">
      <style:graphic-properties draw:stroke="solid" svg:stroke-width="0.1cm" svg:stroke-color="#333333" draw:marker-start-width="0.5cm" draw:marker-end-width="0.5cm" svg:stroke-opacity="75%" fo:min-height="13.609cm" fo:padding-top="0.05cm" fo:padding-bottom="0.05cm" fo:padding-left="0.05cm" fo:padding-right="0.05cm"/>
    </style:style>
    <style:style style:name="pr7" style:family="presentation" style:parent-style-name="Обычный-title" style:list-style-name="L5">
      <style:graphic-properties draw:auto-grow-height="true" fo:min-height="3.506cm"/>
    </style:style>
    <style:style style:name="pr8" style:family="presentation" style:parent-style-name="Обычный-title" style:list-style-name="L5">
      <style:graphic-properties draw:auto-grow-height="true" fo:min-height="3.506cm"/>
    </style:style>
    <style:style style:name="pr9" style:family="presentation" style:parent-style-name="Обычный-title" style:list-style-name="L5">
      <style:graphic-properties draw:auto-grow-height="true" fo:min-height="3.506cm"/>
    </style:style>
    <style:style style:name="pr10" style:family="presentation" style:parent-style-name="Обычный-subtitle">
      <style:graphic-properties draw:fill-color="#ffffff" fo:min-height="13.859cm"/>
    </style:style>
    <style:style style:name="pr11" style:family="presentation" style:parent-style-name="Обычный-title" style:list-style-name="L5">
      <style:graphic-properties draw:auto-grow-height="true" fo:min-height="3.506cm"/>
    </style:style>
    <style:style style:name="pr12" style:family="presentation" style:parent-style-name="Обычный-title" style:list-style-name="L5">
      <style:graphic-properties draw:auto-grow-height="true" fo:min-height="3.506cm"/>
    </style:style>
    <style:style style:name="pr13" style:family="presentation" style:parent-style-name="Обычный-title" style:list-style-name="L5">
      <style:graphic-properties draw:auto-grow-height="true" fo:min-height="3.506cm"/>
    </style:style>
    <style:style style:name="pr14" style:family="presentation" style:parent-style-name="Обычный-subtitle">
      <style:graphic-properties draw:fill-color="#ffffff" draw:auto-grow-height="true" fo:min-height="16.335cm"/>
    </style:style>
    <style:style style:name="pr15" style:family="presentation" style:parent-style-name="Обычный-title" style:list-style-name="L5">
      <style:graphic-properties draw:auto-grow-height="true" fo:min-height="3.506cm"/>
    </style:style>
    <style:style style:name="pr16" style:family="presentation" style:parent-style-name="Обычный-subtitle">
      <style:graphic-properties draw:fill-color="#ffffff" draw:auto-grow-height="true" fo:min-height="13.859cm"/>
    </style:style>
    <style:style style:name="pr17" style:family="presentation" style:parent-style-name="Обычный-title" style:list-style-name="L5">
      <style:graphic-properties draw:auto-grow-height="true" fo:min-height="3.506cm"/>
    </style:style>
    <style:style style:name="pr18" style:family="presentation" style:parent-style-name="Обычный-title" style:list-style-name="L5">
      <style:graphic-properties draw:auto-grow-height="true" fo:min-height="3.506cm"/>
    </style:style>
    <style:style style:name="pr19" style:family="presentation" style:parent-style-name="Обычный-title" style:list-style-name="L5">
      <style:graphic-properties draw:auto-grow-height="true" fo:min-height="2.563cm"/>
    </style:style>
    <style:style style:name="pr20" style:family="presentation" style:parent-style-name="Обычный-outline1">
      <style:graphic-properties draw:stroke="solid" svg:stroke-width="0.1cm" svg:stroke-color="#333333" draw:marker-start-width="0.5cm" draw:marker-end-width="0.5cm" draw:fit-to-size="false" fo:min-height="13.61cm" fo:padding-top="0.05cm" fo:padding-bottom="0.05cm" fo:padding-left="0.05cm" fo:padding-right="0.05cm"/>
    </style:style>
    <style:style style:name="pr21" style:family="presentation" style:parent-style-name="Обычный-title" style:list-style-name="L5">
      <style:graphic-properties draw:auto-grow-height="true" fo:min-height="3.506cm"/>
    </style:style>
    <style:style style:name="pr22" style:family="presentation" style:parent-style-name="Обычный-subtitle">
      <style:graphic-properties draw:fill-color="#ffffff" draw:auto-grow-height="true" fo:min-height="17.4cm"/>
    </style:style>
    <style:style style:name="pr23" style:family="presentation" style:parent-style-name="Обычный-title" style:list-style-name="L5">
      <style:graphic-properties draw:auto-grow-height="true" fo:min-height="3.506cm"/>
    </style:style>
    <style:style style:name="pr24" style:family="presentation" style:parent-style-name="Обычный-title" style:list-style-name="L5">
      <style:graphic-properties draw:auto-grow-height="true" fo:min-height="3.506cm"/>
    </style:style>
    <style:style style:name="pr25" style:family="presentation" style:parent-style-name="Обычный-title" style:list-style-name="L5">
      <style:graphic-properties draw:auto-grow-height="true" fo:min-height="3.506cm"/>
    </style:style>
    <style:style style:name="pr26" style:family="presentation" style:parent-style-name="Обычный-title" style:list-style-name="L5">
      <style:graphic-properties draw:auto-grow-height="true" fo:min-height="2.563cm"/>
    </style:style>
    <style:style style:name="pr27" style:family="presentation" style:parent-style-name="Обычный-outline1">
      <style:graphic-properties draw:fit-to-size="false" fo:min-height="6.361cm"/>
    </style:style>
    <style:style style:name="pr28" style:family="presentation" style:parent-style-name="Обычный-subtitle">
      <style:graphic-properties draw:fill-color="#ffffff" fo:min-height="16.255cm"/>
    </style:style>
    <style:style style:name="P1" style:family="paragraph">
      <style:text-properties fo:color="#333333" style:font-name="Berlin Sans FB Demi" fo:font-size="60pt" fo:font-weight="normal" style:font-size-asian="60pt" style:font-weight-asian="normal" style:font-size-complex="60pt" style:font-weight-complex="normal"/>
    </style:style>
    <style:style style:name="P2" style:family="paragraph">
      <style:paragraph-properties fo:text-align="center"/>
    </style:style>
    <style:style style:name="P3" style:family="paragraph">
      <style:text-properties fo:color="#333333" style:font-name="Matura MT Script Capitals" fo:font-size="44pt" style:font-size-asian="44pt" style:font-size-complex="44pt"/>
    </style:style>
    <style:style style:name="P4" style:family="paragraph">
      <style:text-properties fo:color="#333333" style:font-name="Arial Black1" fo:font-size="26pt" style:font-size-asian="26pt" style:font-size-complex="26pt"/>
    </style:style>
    <style:style style:name="P5" style:family="paragraph">
      <style:paragraph-properties fo:text-align="center"/>
      <style:text-properties fo:color="#333333" fo:font-size="40pt" fo:font-weight="bold" style:font-size-asian="40pt" style:font-weight-asian="bold" style:font-size-complex="40pt" style:font-weight-complex="bold"/>
    </style:style>
    <style:style style:name="P6" style:family="paragraph">
      <style:paragraph-properties fo:text-align="start"/>
      <style:text-properties fo:color="#333333" style:font-name="Berlin Sans FB Demi" fo:font-size="48pt" fo:font-weight="bold" style:font-size-asian="48pt" style:font-weight-asian="bold" style:font-size-complex="48pt" style:font-weight-complex="bold"/>
    </style:style>
    <style:style style:name="P7" style:family="paragraph">
      <style:paragraph-properties fo:text-align="start"/>
    </style:style>
    <style:style style:name="P8" style:family="paragraph">
      <style:text-properties fo:color="#333333" fo:font-size="40pt" style:font-size-asian="40pt" style:font-size-complex="40pt"/>
    </style:style>
    <style:style style:name="P9" style:family="paragraph">
      <style:text-properties fo:font-size="20pt"/>
    </style:style>
    <style:style style:name="P10" style:family="paragraph">
      <style:paragraph-properties fo:text-align="start"/>
      <style:text-properties fo:color="#333333" style:font-name="Berlin Sans FB Demi" fo:font-size="40pt" fo:font-weight="bold" style:font-size-asian="40pt" style:font-weight-asian="bold" style:font-size-complex="40pt" style:font-weight-complex="bold"/>
    </style:style>
    <style:style style:name="P11" style:family="paragraph">
      <style:text-properties fo:font-weight="bold" style:font-weight-asian="bold" style:font-weight-complex="bold"/>
    </style:style>
    <style:style style:name="P12" style:family="paragraph">
      <style:text-properties fo:font-size="24pt" fo:font-weight="bold" style:font-size-asian="24pt" style:font-weight-asian="bold" style:font-size-complex="24pt" style:font-weight-complex="bold"/>
    </style:style>
    <style:style style:name="P13" style:family="paragraph">
      <style:paragraph-properties fo:text-align="center"/>
      <style:text-properties fo:font-weight="bold" style:font-weight-asian="bold" style:font-weight-complex="bold"/>
    </style:style>
    <style:style style:name="P14" style:family="paragraph"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15" style:family="paragraph"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16" style:family="paragraph">
      <style:text-properties fo:font-size="20pt" fo:font-weight="bold" style:font-size-asian="20pt" style:font-weight-asian="bold" style:font-size-complex="20pt" style:font-weight-complex="bold"/>
    </style:style>
    <style:style style:name="P17" style:family="paragraph">
      <style:paragraph-properties fo:margin-left="0cm" fo:margin-right="0cm" fo:text-align="start" fo:text-indent="0cm"/>
    </style:style>
    <style:style style:name="P18" style:family="paragraph">
      <style:paragraph-properties fo:margin-left="0cm" fo:margin-right="0cm" fo:text-align="start" fo:text-indent="0cm"/>
      <style:text-properties fo:font-size="32pt"/>
    </style:style>
    <style:style style:name="P19" style:family="paragraph">
      <style:paragraph-properties fo:margin-left="0cm" fo:margin-right="0cm" fo:text-align="start" fo:text-indent="0cm"/>
      <style:text-properties fo:font-size="26pt" style:font-size-asian="26pt" style:font-size-complex="26pt"/>
    </style:style>
    <style:style style:name="P20" style:family="paragraph">
      <style:paragraph-properties fo:margin-left="0cm" fo:margin-right="0cm" fo:text-align="start" fo:text-indent="0cm"/>
      <style:text-properties fo:font-size="32pt" style:font-size-asian="32pt" style:font-size-complex="32pt"/>
    </style:style>
    <style:style style:name="P21" style:family="paragraph">
      <style:paragraph-properties fo:margin-top="0.102cm" fo:margin-bottom="0.102cm"/>
    </style:style>
    <style:style style:name="P22" style:family="paragraph">
      <style:paragraph-properties fo:margin-top="0.102cm" fo:margin-bottom="0.102cm"/>
      <style:text-properties fo:font-size="18pt" style:font-size-asian="18pt" style:font-size-complex="18pt"/>
    </style:style>
    <style:style style:name="P23" style:family="paragraph">
      <style:paragraph-properties fo:margin-top="0.102cm" fo:margin-bottom="0.397cm"/>
    </style:style>
    <style:style style:name="P24" style:family="paragraph">
      <style:paragraph-properties fo:margin-top="0.102cm" fo:margin-bottom="0.397cm"/>
      <style:text-properties fo:font-size="18pt" style:font-size-asian="18pt" style:font-size-complex="18pt"/>
    </style:style>
    <style:style style:name="P25" style:family="paragraph">
      <style:paragraph-properties fo:margin-top="0cm" fo:margin-bottom="0.295cm"/>
    </style:style>
    <style:style style:name="P26" style:family="paragraph">
      <style:text-properties fo:font-size="18pt" style:font-size-asian="18pt" style:font-size-complex="18pt"/>
    </style:style>
    <style:style style:name="P27" style:family="paragraph">
      <style:text-properties fo:font-size="60pt" style:font-size-asian="60pt" style:font-size-complex="60pt"/>
    </style:style>
    <style:style style:name="T1" style:family="text">
      <style:text-properties fo:color="#333333" style:font-name="Berlin Sans FB Demi" fo:font-size="60pt" fo:font-weight="normal" style:font-size-asian="60pt" style:font-weight-asian="normal" style:font-size-complex="60pt" style:font-weight-complex="normal"/>
    </style:style>
    <style:style style:name="T2" style:family="text">
      <style:text-properties fo:color="#333333" style:font-name="Matura MT Script Capitals" fo:font-size="44pt" style:font-size-asian="44pt" style:font-size-complex="44pt"/>
    </style:style>
    <style:style style:name="T3" style:family="text">
      <style:text-properties fo:color="#333333" style:font-name="Arial Black1" fo:font-size="26pt" style:font-size-asian="26pt" style:font-size-complex="26pt"/>
    </style:style>
    <style:style style:name="T4" style:family="text">
      <style:text-properties fo:color="#333333" fo:font-size="40pt" fo:font-weight="bold" style:font-size-asian="40pt" style:font-weight-asian="bold" style:font-size-complex="40pt" style:font-weight-complex="bold"/>
    </style:style>
    <style:style style:name="T5" style:family="text">
      <style:text-properties fo:color="#333333" fo:font-size="48pt" fo:font-weight="bold" style:font-size-asian="48pt" style:font-weight-asian="bold" style:font-size-complex="48pt" style:font-weight-complex="bold"/>
    </style:style>
    <style:style style:name="T6" style:family="text">
      <style:text-properties fo:color="#333333" fo:font-size="40pt" style:font-size-asian="40pt" style:font-size-complex="40pt"/>
    </style:style>
    <style:style style:name="T7" style:family="text">
      <style:text-properties fo:color="#ff0000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color="#ff0000" fo:font-size="24pt" style:font-size-asian="24pt" style:font-size-complex="24pt"/>
    </style:style>
    <style:style style:name="T10" style:family="text">
      <style:text-properties fo:font-size="28pt" fo:font-weight="bold" style:font-size-asian="28pt" style:font-weight-asian="bold" style:font-size-complex="28pt" style:font-weight-complex="bold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fo:color="#000000" fo:font-size="28pt" style:font-size-asian="28pt" style:font-size-complex="28pt"/>
    </style:style>
    <style:style style:name="T13" style:family="text">
      <style:text-properties fo:color="#006600" fo:font-size="32pt" fo:font-weight="bold" style:font-size-asian="32pt" style:font-weight-asian="bold" style:font-size-complex="32pt" style:font-weight-complex="bold"/>
    </style:style>
    <style:style style:name="T14" style:family="text">
      <style:text-properties style:use-window-font-color="true" fo:font-size="28pt" style:font-size-asian="28pt" style:font-size-complex="28pt"/>
    </style:style>
    <style:style style:name="T15" style:family="text">
      <style:text-properties fo:color="#cc0000" fo:font-size="32pt" fo:font-weight="bold" style:font-size-asian="32pt" style:font-weight-asian="bold" style:font-size-complex="32pt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size="24pt" fo:font-weight="bold" style:font-size-asian="24pt" style:font-weight-asian="bold" style:font-size-complex="24pt" style:font-weight-complex="bold"/>
    </style:style>
    <style:style style:name="T18" style:family="text">
      <style:text-properties fo:font-size="26pt" fo:font-weight="bold" style:font-size-asian="26pt" style:font-weight-asian="bold" style:font-size-complex="26pt" style:font-weight-complex="bold"/>
    </style:style>
    <style:style style:name="T19" style:family="text">
      <style:text-properties fo:font-size="32pt" fo:font-weight="bold" style:font-size-asian="32pt" style:font-weight-asian="bold" style:font-size-complex="32pt" style:font-weight-complex="bold"/>
    </style:style>
    <style:style style:name="T20" style:family="text">
      <style:text-properties fo:font-size="20pt" fo:font-weight="bold" style:font-size-asian="20pt" style:font-weight-asian="bold" style:font-size-complex="20pt" style:font-weight-complex="bold"/>
    </style:style>
    <style:style style:name="T21" style:family="text">
      <style:text-properties fo:color="#990000" fo:font-size="28pt" fo:font-weight="bold" style:font-size-asian="28pt" style:font-weight-asian="bold" style:font-size-complex="28pt" style:font-weight-complex="bold"/>
    </style:style>
    <style:style style:name="T22" style:family="text">
      <style:text-properties fo:color="#336699" fo:font-size="24pt" fo:font-weight="bold" style:font-size-asian="24pt" style:font-weight-asian="bold" style:font-size-complex="24pt" style:font-weight-complex="bold"/>
    </style:style>
    <style:style style:name="T23" style:family="text">
      <style:text-properties fo:color="#801900" fo:font-size="24pt" fo:font-weight="bold" style:font-size-asian="24pt" style:font-weight-asian="bold" style:font-size-complex="24pt" style:font-weight-complex="bold"/>
    </style:style>
    <style:style style:name="T24" style:family="text">
      <style:text-properties fo:color="#000099" fo:font-size="24pt" fo:font-weight="bold" style:font-size-asian="24pt" style:font-weight-asian="bold" style:font-size-complex="24pt" style:font-weight-complex="bold"/>
    </style:style>
    <style:style style:name="T25" style:family="text">
      <style:text-properties fo:color="#666699" fo:font-size="24pt" style:font-size-asian="24pt" style:font-size-complex="24pt"/>
    </style:style>
    <style:style style:name="T26" style:family="text">
      <style:text-properties fo:color="#006600" fo:font-size="24pt" fo:font-weight="bold" style:font-size-asian="24pt" style:font-weight-asian="bold" style:font-size-complex="24pt" style:font-weight-complex="bold"/>
    </style:style>
    <style:style style:name="T27" style:family="text">
      <style:text-properties fo:color="#cc0066" fo:font-size="24pt" fo:font-weight="bold" style:font-size-asian="24pt" style:font-weight-asian="bold" style:font-size-complex="24pt" style:font-weight-complex="bold"/>
    </style:style>
    <style:style style:name="T28" style:family="text">
      <style:text-properties fo:color="#000099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29" style:family="text">
      <style:text-properties fo:font-size="26pt" style:font-size-asian="26pt" style:font-size-complex="26pt"/>
    </style:style>
    <style:style style:name="T30" style:family="text">
      <style:text-properties fo:color="#2c001e" fo:font-size="28pt" fo:font-weight="bold" style:font-size-asian="28pt" style:font-weight-asian="bold" style:font-size-complex="28pt" style:font-weight-complex="bold"/>
    </style:style>
    <style:style style:name="T31" style:family="text">
      <style:text-properties fo:color="#006600" fo:font-size="28pt" fo:font-weight="bold" style:font-size-asian="28pt" style:font-weight-asian="bold" style:font-size-complex="28pt" style:font-weight-complex="bold"/>
    </style:style>
    <style:style style:name="T32" style:family="text">
      <style:text-properties fo:color="#000099" fo:font-size="28pt" style:text-underline-style="none" fo:font-weight="bold" style:font-size-asian="28pt" style:font-weight-asian="bold" style:font-size-complex="28pt" style:font-weight-complex="bold"/>
    </style:style>
    <style:style style:name="T33" style:family="text">
      <style:text-properties fo:color="#000099" fo:font-size="28pt" style:text-underline-style="none" fo:font-weight="normal" style:font-size-asian="28pt" style:font-weight-asian="normal" style:font-size-complex="28pt" style:font-weight-complex="normal"/>
    </style:style>
    <style:style style:name="T34" style:family="text">
      <style:text-properties style:use-window-font-color="true" fo:font-size="28pt" style:text-underline-style="none" fo:font-weight="normal" style:font-size-asian="28pt" style:font-weight-asian="normal" style:font-size-complex="28pt" style:font-weight-complex="normal"/>
    </style:style>
    <style:style style:name="T35" style:family="text">
      <style:text-properties fo:color="#006600" fo:font-size="28pt" style:text-underline-style="none" fo:font-weight="bold" style:font-size-asian="28pt" style:font-weight-asian="bold" style:font-size-complex="28pt" style:font-weight-complex="bold"/>
    </style:style>
    <style:style style:name="T36" style:family="text">
      <style:text-properties fo:color="#801900" fo:font-size="26pt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37" style:family="text">
      <style:text-properties fo:font-size="26pt" style:text-underline-style="none" style:font-size-asian="26pt" style:font-size-complex="26pt"/>
    </style:style>
    <style:style style:name="T38" style:family="text">
      <style:text-properties fo:color="#801900" fo:font-size="26pt" style:text-underline-style="none" fo:font-weight="bold" style:font-size-asian="26pt" style:font-weight-asian="bold" style:font-size-complex="26pt" style:font-weight-complex="bold"/>
    </style:style>
    <style:style style:name="T39" style:family="text">
      <style:text-properties fo:color="#006699" fo:font-size="26pt" style:text-underline-style="none" fo:font-weight="bold" style:font-size-asian="26pt" style:font-weight-asian="bold" style:font-size-complex="26pt" style:font-weight-complex="bold"/>
    </style:style>
    <style:style style:name="T40" style:family="text">
      <style:text-properties fo:color="#006600" fo:font-size="26pt" style:text-underline-style="none" fo:font-weight="bold" style:font-size-asian="26pt" style:font-weight-asian="bold" style:font-size-complex="26pt" style:font-weight-complex="bold"/>
    </style:style>
    <style:style style:name="T41" style:family="text">
      <style:text-properties fo:color="#c5000b" fo:font-size="26pt" style:text-underline-style="none" fo:font-weight="bold" style:font-size-asian="26pt" style:font-weight-asian="bold" style:font-size-complex="26pt" style:font-weight-complex="bold"/>
    </style:style>
    <style:style style:name="T42" style:family="text">
      <style:text-properties fo:color="#000099" fo:font-size="26pt" style:text-underline-style="none" fo:font-weight="bold" style:font-size-asian="26pt" style:font-weight-asian="bold" style:font-size-complex="26pt" style:font-weight-complex="bold"/>
    </style:style>
    <style:style style:name="T43" style:family="text">
      <style:text-properties fo:font-size="20pt" style:text-underline-style="none" style:font-size-asian="20pt" style:font-size-complex="20pt"/>
    </style:style>
    <style:style style:name="T44" style:family="text">
      <style:text-properties fo:color="#336699" fo:font-size="26pt" style:text-underline-style="none" fo:font-weight="bold" style:font-size-asian="26pt" style:font-weight-asian="bold" style:font-size-complex="26pt" style:font-weight-complex="bold"/>
    </style:style>
    <style:style style:name="T45" style:family="text">
      <style:text-properties fo:color="#000099" fo:font-size="24pt" style:text-underline-style="none" fo:font-weight="bold" style:font-size-asian="24pt" style:font-weight-asian="bold" style:font-size-complex="24pt" style:font-weight-complex="bold"/>
    </style:style>
    <style:style style:name="T46" style:family="text">
      <style:text-properties fo:font-size="28pt" style:text-underline-style="none" style:font-size-asian="28pt" style:font-size-complex="28pt"/>
    </style:style>
    <style:style style:name="T47" style:family="text">
      <style:text-properties fo:color="#801900" fo:font-size="28pt" style:text-underline-style="none" fo:font-weight="bold" style:font-size-asian="28pt" style:font-weight-asian="bold" style:font-size-complex="28pt" style:font-weight-complex="bold"/>
    </style:style>
    <style:style style:name="T48" style:family="text">
      <style:text-properties fo:color="#003366" fo:font-size="28pt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49" style:family="text">
      <style:text-properties fo:color="#003366" fo:font-size="28pt" style:text-underline-style="none" fo:font-weight="bold" style:font-size-asian="28pt" style:font-weight-asian="bold" style:font-size-complex="28pt" style:font-weight-complex="bold"/>
    </style:style>
    <style:style style:name="T50" style:family="text">
      <style:text-properties fo:font-size="28pt" style:text-underline-style="none" fo:font-weight="bold" style:font-size-asian="28pt" style:font-weight-asian="bold" style:font-size-complex="28pt" style:font-weight-complex="bold"/>
    </style:style>
    <style:style style:name="T51" style:family="text">
      <style:text-properties fo:color="#ff0000" fo:font-size="28pt" style:text-underline-style="none" fo:font-weight="bold" style:font-size-asian="28pt" style:font-weight-asian="bold" style:font-size-complex="28pt" style:font-weight-complex="bold"/>
    </style:style>
    <style:style style:name="T52" style:family="text">
      <style:text-properties fo:color="#000080" fo:font-size="26pt" style:text-underline-style="none" fo:font-weight="bold" style:font-size-asian="26pt" style:font-weight-asian="bold" style:font-size-complex="26pt" style:font-weight-complex="bold"/>
    </style:style>
    <style:style style:name="T53" style:family="text">
      <style:text-properties style:use-window-font-color="true" fo:font-size="26pt" style:text-underline-style="none" fo:font-weight="normal" style:font-size-asian="26pt" style:font-weight-asian="normal" style:font-size-complex="26pt" style:font-weight-complex="normal"/>
    </style:style>
    <style:style style:name="T54" style:family="text">
      <style:text-properties fo:font-size="32pt" style:text-underline-style="none" style:font-size-asian="32pt" style:font-size-complex="32pt"/>
    </style:style>
    <style:style style:name="T55" style:family="text">
      <style:text-properties fo:color="#006600" fo:font-size="32pt" style:text-underline-style="none" fo:font-weight="bold" style:font-size-asian="32pt" style:font-weight-asian="bold" style:font-size-complex="32pt" style:font-weight-complex="bold"/>
    </style:style>
    <style:style style:name="T56" style:family="text">
      <style:text-properties fo:font-size="26pt" style:text-underline-style="none" fo:font-weight="bold" style:font-size-asian="26pt" style:font-weight-asian="bold" style:font-size-complex="26pt" style:font-weight-complex="bold"/>
    </style:style>
    <style:style style:name="T57" style:family="text">
      <style:text-properties fo:font-size="32pt" style:text-underline-style="none" fo:font-weight="bold" style:font-size-asian="32pt" style:font-weight-asian="bold" style:font-size-complex="32pt" style:font-weight-complex="bold"/>
    </style:style>
    <style:style style:name="T58" style:family="text">
      <style:text-properties fo:color="#808080" fo:font-size="26pt" style:text-underline-style="none" fo:font-weight="bold" style:font-size-asian="26pt" style:font-weight-asian="bold" style:font-size-complex="26pt" style:font-weight-complex="bold"/>
    </style:style>
    <style:style style:name="T59" style:family="text">
      <style:text-properties fo:color="#003366" fo:font-size="26pt" style:text-underline-style="none" fo:font-weight="bold" style:font-size-asian="26pt" style:font-weight-asian="bold" style:font-size-complex="26pt" style:font-weight-complex="bold"/>
    </style:style>
    <style:style style:name="T60" style:family="text">
      <style:text-properties fo:color="#000080" fo:font-size="18pt" fo:font-weight="bold" style:font-size-asian="18pt" style:font-weight-asian="bold" style:font-size-complex="18pt" style:font-weight-complex="bold"/>
    </style:style>
    <style:style style:name="T61" style:family="text">
      <style:text-properties fo:font-size="18pt" style:font-size-asian="18pt" style:font-size-complex="18pt"/>
    </style:style>
    <style:style style:name="T62" style:family="text">
      <style:text-properties fo:color="#801900" fo:font-size="18pt" fo:font-weight="bold" style:font-size-asian="18pt" style:font-weight-asian="bold" style:font-size-complex="18pt" style:font-weight-complex="bold"/>
    </style:style>
    <style:style style:name="T63" style:family="text">
      <style:text-properties fo:color="#000066" fo:font-size="18pt" fo:font-weight="bold" style:font-size-asian="18pt" style:font-weight-asian="bold" style:font-size-complex="18pt" style:font-weight-complex="bold"/>
    </style:style>
    <style:style style:name="T64" style:family="text">
      <style:text-properties fo:font-size="18pt" fo:font-weight="bold" style:font-size-asian="18pt" style:font-weight-asian="bold" style:font-size-complex="18pt" style:font-weight-complex="bold"/>
    </style:style>
    <style:style style:name="T65" style:family="text">
      <style:text-properties fo:font-size="22pt" fo:font-weight="bold" style:font-size-asian="22pt" style:font-weight-asian="bold" style:font-size-complex="22pt" style:font-weight-complex="bold"/>
    </style:style>
    <style:style style:name="T66" style:family="text">
      <style:text-properties fo:font-size="22pt" style:font-size-asian="22pt" style:font-size-complex="22pt"/>
    </style:style>
    <style:style style:name="T67" style:family="text">
      <style:text-properties fo:color="#801900" fo:font-size="20pt" fo:font-weight="bold" style:font-size-asian="20pt" style:font-weight-asian="bold" style:font-size-complex="20pt" style:font-weight-complex="bold"/>
    </style:style>
    <style:style style:name="T68" style:family="text">
      <style:text-properties fo:font-size="20pt" style:font-size-asian="20pt" style:font-size-complex="20pt"/>
    </style:style>
    <style:style style:name="T69" style:family="text">
      <style:text-properties fo:color="#193300" fo:font-size="20pt" fo:font-weight="bold" style:font-size-asian="20pt" style:font-weight-asian="bold" style:font-size-complex="20pt" style:font-weight-complex="bold"/>
    </style:style>
    <style:style style:name="T70" style:family="text">
      <style:text-properties fo:color="#000080" fo:font-size="20pt" fo:font-weight="bold" style:font-size-asian="20pt" style:font-weight-asian="bold" style:font-size-complex="20pt" style:font-weight-complex="bold"/>
    </style:style>
    <style:style style:name="T71" style:family="text">
      <style:text-properties fo:font-size="60pt" style:font-size-asian="60pt" style:font-size-complex="60pt"/>
    </style:style>
    <text:list-style style:name="L1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19">
        <office:forms form:automatic-focus="false" form:apply-design-mode="false"/>
        <draw:frame presentation:style-name="pr1" draw:text-style-name="P1" draw:layer="layout" svg:width="25.199cm" svg:height="14.815cm" svg:x="1.4cm" svg:y="0.62cm" presentation:class="title" presentation:user-transformed="true">
          <draw:text-box>
            <text:p><text:span text:style-name="T1">Атомарные операции в ARMv6 и ARMv7 на примере: LDREX/STREX.</text:span><text:span text:style-name="T1"><text:line-break/></text:span><text:span text:style-name="T1">Реализация в стандарте С11</text:span></text:p>
          </draw:text-box>
        </draw:frame>
        <draw:line draw:style-name="gr1" draw:text-style-name="P2" draw:layer="layout" svg:x1="1cm" svg:y1="19cm" svg:x2="27cm" svg:y2="19cm">
          <text:p/>
        </draw:line>
        <draw:frame draw:style-name="gr2" draw:text-style-name="P3" draw:layer="layout" svg:width="1.6cm" svg:height="2.063cm" svg:x="26.3cm" svg:y="18.865cm">
          <draw:text-box>
            <text:p><text:span text:style-name="T2"><text:page-number>&lt;номер&gt;</text:page-number></text:span></text:p>
          </draw:text-box>
        </draw:frame>
        <draw:frame draw:style-name="gr3" draw:text-style-name="P4" draw:layer="layout" svg:width="9.6cm" svg:height="1.326cm" svg:x="1cm" svg:y="19.2cm">
          <draw:text-box>
            <text:p><text:span text:style-name="T3">Койнов Стас</text:span></text:p>
          </draw:text-box>
        </draw:frame>
        <draw:frame draw:style-name="gr3" draw:text-style-name="P5" draw:layer="layout" svg:width="6.2cm" svg:height="1.83cm" svg:x="10.9cm" svg:y="19.074cm">
          <draw:text-box>
            <text:p text:style-name="P2"><text:span text:style-name="T4">2015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 presentation:user-transformed="true">
          <draw:text-box>
            <text:p><text:span text:style-name="T5">Содержание:</text:span></text:p>
          </draw:text-box>
        </draw:frame>
        <draw:line draw:style-name="gr1" draw:text-style-name="P2" draw:layer="layout" svg:x1="1cm" svg:y1="19cm" svg:x2="27cm" svg:y2="19cm">
          <text:p/>
        </draw:line>
        <draw:frame draw:style-name="gr2" draw:text-style-name="P3" draw:layer="layout" svg:width="1.6cm" svg:height="2.063cm" svg:x="26.3cm" svg:y="18.865cm">
          <draw:text-box>
            <text:p><text:span text:style-name="T2"><text:page-number>&lt;номер&gt;</text:page-number></text:span></text:p>
          </draw:text-box>
        </draw:frame>
        <draw:frame presentation:style-name="pr4" draw:text-style-name="P8" draw:layer="layout" svg:width="25.199cm" svg:height="13.859cm" svg:x="1.4cm" svg:y="4.914cm" presentation:class="outline">
          <draw:text-box>
            <text:list text:style-name="L3">
              <text:list-item>
                <text:p text:style-name="P7"><text:span text:style-name="T6">Проблематика (зачем?)</text:span></text:p>
              </text:list-item>
              <text:list-item>
                <text:p text:style-name="P7"><text:span text:style-name="T6">Как работают LDREX/STREX</text:span></text:p>
              </text:list-item>
              <text:list-item>
                <text:p text:style-name="P7"><text:span text:style-name="T6">Отличие от SWP(SWAP)</text:span></text:p>
              </text:list-item>
              <text:list-item>
                <text:p text:style-name="P7"><text:span text:style-name="T6">Пример атомарной операции</text:span></text:p>
              </text:list-item>
              <text:list-item>
                <text:p text:style-name="P7"><text:span text:style-name="T6">Сравнение с Mutex, Spin_lock</text:span></text:p>
              </text:list-item>
              <text:list-item>
                <text:p text:style-name="P7"><text:span text:style-name="T6">Реализация в стандарте С11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3T3">
        <office:forms form:automatic-focus="false" form:apply-design-mode="false"/>
        <draw:frame presentation:style-name="pr5" draw:text-style-name="P6" draw:layer="layout" svg:width="25.199cm" svg:height="3.506cm" svg:x="1.4cm" svg:y="0.837cm" presentation:class="title">
          <draw:text-box>
            <text:p><text:span text:style-name="T5">Проблематика (зачем?):</text:span></text:p>
          </draw:text-box>
        </draw:frame>
        <draw:line draw:style-name="gr1" draw:text-style-name="P2" draw:layer="layout" svg:x1="1cm" svg:y1="19cm" svg:x2="27cm" svg:y2="19cm">
          <text:p/>
        </draw:line>
        <draw:frame draw:style-name="gr2" draw:text-style-name="P3" draw:layer="layout" svg:width="1.6cm" svg:height="2.063cm" svg:x="26.3cm" svg:y="18.865cm">
          <draw:text-box>
            <text:p><text:span text:style-name="T2"><text:page-number>&lt;номер&gt;</text:page-number></text:span></text:p>
          </draw:text-box>
        </draw:frame>
        <draw:frame presentation:style-name="pr6" draw:layer="layout" svg:width="12.297cm" svg:height="13.859cm" svg:x="1.4cm" svg:y="4.914cm" presentation:class="outline" presentation:user-transformed="true">
          <draw:text-box>
            <text:p>void* thread1(void *arg){</text:p>
            <text:p><text:s text:c="4"/>while(1){</text:p>
            <text:p><text:s text:c="8"/>If(...)</text:p>
            <text:p><text:s text:c="12"/><text:span text:style-name="T7">Errors |= Error_Flag1;</text:span></text:p>
            <text:p><text:s/></text:p>
            <text:p><text:s text:c="8"/>//some code</text:p>
            <text:p><text:s text:c="4"/>}</text:p>
            <text:p><text:s text:c="4"/>return NULL;</text:p>
            <text:p>}</text:p>
          </draw:text-box>
        </draw:frame>
        <draw:frame presentation:style-name="pr6" draw:layer="layout" svg:width="12.297cm" svg:height="13.859cm" svg:x="14.313cm" svg:y="4.914cm" presentation:class="outline" presentation:user-transformed="true">
          <draw:text-box>
            <text:p>void* thread2(void *arg){</text:p>
            <text:p><text:s text:c="4"/>while(1){</text:p>
            <text:p><text:s text:c="8"/>If(...)</text:p>
            <text:p><text:s text:c="12"/><text:span text:style-name="T7">Errors |= Error_Flag2;</text:span></text:p>
            <text:p><text:s/></text:p>
            <text:p><text:s text:c="8"/>//some code</text:p>
            <text:p><text:s text:c="4"/>}</text:p>
            <text:p><text:s text:c="4"/>return NULL;</text:p>
            <text:p>}</text:p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3T3">
        <office:forms form:automatic-focus="false" form:apply-design-mode="false"/>
        <draw:frame presentation:style-name="pr7" draw:text-style-name="P6" draw:layer="layout" svg:width="25.199cm" svg:height="3.506cm" svg:x="1.4cm" svg:y="0.837cm" presentation:class="title">
          <draw:text-box>
            <text:p><text:span text:style-name="T5">Проблематика (решение 1):</text:span></text:p>
          </draw:text-box>
        </draw:frame>
        <draw:line draw:style-name="gr1" draw:text-style-name="P2" draw:layer="layout" svg:x1="1cm" svg:y1="19cm" svg:x2="27cm" svg:y2="19cm">
          <text:p/>
        </draw:line>
        <draw:frame draw:style-name="gr2" draw:text-style-name="P3" draw:layer="layout" svg:width="1.6cm" svg:height="2.063cm" svg:x="26.3cm" svg:y="18.865cm">
          <draw:text-box>
            <text:p><text:span text:style-name="T2"><text:page-number>&lt;номер&gt;</text:page-number></text:span></text:p>
          </draw:text-box>
        </draw:frame>
        <draw:frame presentation:style-name="pr6" draw:layer="layout" svg:width="12.297cm" svg:height="13.859cm" svg:x="1.4cm" svg:y="4.914cm" presentation:class="outline" presentation:user-transformed="true">
          <draw:text-box>
            <text:p>void* thread1(void *arg){</text:p>
            <text:p><text:s text:c="4"/>while(1){</text:p>
            <text:p><text:s text:c="8"/>If(...){</text:p>
            <text:p><text:s text:c="12"/>mutex_lock();</text:p>
            <text:p><text:s text:c="12"/><text:span text:style-name="T7">Errors |= Error_Flag1;</text:span></text:p>
            <text:p><text:s text:c="12"/>mutex_unlock();</text:p>
            <text:p><text:s text:c="8"/>}</text:p>
            <text:p><text:s text:c="8"/>//some code</text:p>
            <text:p><text:s text:c="4"/>}</text:p>
            <text:p><text:s text:c="4"/>return NULL;</text:p>
            <text:p>}</text:p>
          </draw:text-box>
        </draw:frame>
        <draw:frame presentation:style-name="pr6" draw:layer="layout" svg:width="12.297cm" svg:height="13.859cm" svg:x="14.313cm" svg:y="4.914cm" presentation:class="outline" presentation:user-transformed="true">
          <draw:text-box>
            <text:p>void* thread2(void *arg){</text:p>
            <text:p><text:s text:c="4"/>while(1){</text:p>
            <text:p><text:s text:c="8"/>If(...){</text:p>
            <text:p><text:s text:c="12"/>mutex_lock();</text:p>
            <text:p><text:s text:c="12"/><text:span text:style-name="T7">Errors |= Error_Flag2;</text:span></text:p>
            <text:p><text:s text:c="12"/>mutex_unlock();</text:p>
            <text:p><text:s text:c="8"/>}</text:p>
            <text:p><text:s text:c="8"/>//some code</text:p>
            <text:p><text:s text:c="4"/>}</text:p>
            <text:p><text:s text:c="4"/>return NULL;</text:p>
            <text:p>}</text:p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3T3">
        <office:forms form:automatic-focus="false" form:apply-design-mode="false"/>
        <draw:frame presentation:style-name="pr8" draw:text-style-name="P6" draw:layer="layout" svg:width="25.199cm" svg:height="3.506cm" svg:x="1.4cm" svg:y="0.837cm" presentation:class="title">
          <draw:text-box>
            <text:p><text:span text:style-name="T5">Проблематика (решение 2):</text:span></text:p>
          </draw:text-box>
        </draw:frame>
        <draw:line draw:style-name="gr1" draw:text-style-name="P2" draw:layer="layout" svg:x1="1cm" svg:y1="19cm" svg:x2="27cm" svg:y2="19cm">
          <text:p/>
        </draw:line>
        <draw:frame draw:style-name="gr2" draw:text-style-name="P3" draw:layer="layout" svg:width="1.6cm" svg:height="2.063cm" svg:x="26.3cm" svg:y="18.865cm">
          <draw:text-box>
            <text:p><text:span text:style-name="T2"><text:page-number>&lt;номер&gt;</text:page-number></text:span></text:p>
          </draw:text-box>
        </draw:frame>
        <draw:frame presentation:style-name="pr6" draw:layer="layout" svg:width="12.297cm" svg:height="13.859cm" svg:x="1.4cm" svg:y="4.914cm" presentation:class="outline" presentation:user-transformed="true">
          <draw:text-box>
            <text:p>void* thread1(void *arg){</text:p>
            <text:p><text:s text:c="4"/>while(1){</text:p>
            <text:p><text:s text:c="8"/>If(...){</text:p>
            <text:p><text:s text:c="8"/><text:span text:style-name="T8">atomic_or(</text:span><text:span text:style-name="T9">Errors, Error_Flag1);</text:span></text:p>
            <text:p><text:s text:c="8"/>}</text:p>
            <text:p><text:s text:c="8"/>//some code</text:p>
            <text:p><text:s text:c="4"/>}</text:p>
            <text:p><text:s text:c="4"/>return NULL;</text:p>
            <text:p>}</text:p>
          </draw:text-box>
        </draw:frame>
        <draw:frame presentation:style-name="pr6" draw:layer="layout" svg:width="12.297cm" svg:height="13.859cm" svg:x="14.313cm" svg:y="4.914cm" presentation:class="outline" presentation:user-transformed="true">
          <draw:text-box>
            <text:p>void* thread2(void *arg){</text:p>
            <text:p><text:s text:c="4"/>while(1){</text:p>
            <text:p><text:s text:c="8"/>If(...){</text:p>
            <text:p><text:span text:style-name="T8"><text:s text:c="10"/></text:span><text:span text:style-name="T8">atomic_or(</text:span><text:span text:style-name="T9">Errors, Error_Flag2);</text:span></text:p>
            <text:p><text:s text:c="8"/>}</text:p>
            <text:p><text:s text:c="8"/>//some code</text:p>
            <text:p><text:s text:c="4"/>}</text:p>
            <text:p><text:s text:c="4"/>return NULL;</text:p>
            <text:p>}</text:p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4T0">
        <office:forms form:automatic-focus="false" form:apply-design-mode="false"/>
        <draw:frame presentation:style-name="pr9" draw:text-style-name="P6" draw:layer="layout" svg:width="25.199cm" svg:height="3.506cm" svg:x="1.4cm" svg:y="0.837cm" presentation:class="title">
          <draw:text-box>
            <text:p><text:span text:style-name="T5">Как работают LDREX/STREX:</text:span></text:p>
          </draw:text-box>
        </draw:frame>
        <draw:line draw:style-name="gr1" draw:text-style-name="P2" draw:layer="layout" svg:x1="1cm" svg:y1="19cm" svg:x2="27cm" svg:y2="19cm">
          <text:p/>
        </draw:line>
        <draw:frame draw:style-name="gr2" draw:text-style-name="P3" draw:layer="layout" svg:width="1.6cm" svg:height="2.063cm" svg:x="26.3cm" svg:y="18.865cm">
          <draw:text-box>
            <text:p><text:span text:style-name="T2"><text:page-number>&lt;номер&gt;</text:page-number></text:span></text:p>
          </draw:text-box>
        </draw:frame>
        <draw:frame presentation:style-name="pr10" draw:text-style-name="P7" draw:layer="layout" svg:width="25.199cm" svg:height="16.276cm" svg:x="2.1cm" svg:y="3.806cm" presentation:class="subtitle" presentation:user-transformed="true">
          <draw:text-box>
            <text:p text:style-name="P7"><text:s text:c="3"/><text:span text:style-name="T10">Core1 <text:s text:c="21"/>Core2 <text:s text:c="13"/>SUCCESS</text:span></text:p>
            <text:p text:style-name="P7"><text:span text:style-name="T11"><text:s text:c="3"/></text:span><text:span text:style-name="T12">=====================================</text:span></text:p>
            <text:p text:style-name="P7"><text:span text:style-name="T11"><text:s text:c="3"/></text:span><text:span text:style-name="T11">LDREX(x)</text:span></text:p>
            <text:p text:style-name="P7"><text:span text:style-name="T11"><text:s text:c="3"/></text:span><text:span text:style-name="T11">STREX(x) <text:s text:c="41"/></text:span><text:span text:style-name="T13">Yes</text:span></text:p>
            <text:p text:style-name="P7"><text:span text:style-name="T11"><text:s text:c="3"/></text:span><text:span text:style-name="T11">----------------------------------------------------------------</text:span></text:p>
            <text:p text:style-name="P7"><text:span text:style-name="T11"><text:s text:c="34"/></text:span><text:span text:style-name="T11">LDREX(x)</text:span></text:p>
            <text:p text:style-name="P7"><text:span text:style-name="T11"><text:s text:c="3"/></text:span><text:span text:style-name="T11">LDREX(x)</text:span></text:p>
            <text:p text:style-name="P7"><text:span text:style-name="T11"><text:s text:c="34"/></text:span><text:span text:style-name="T14">STREX(x) <text:s text:c="10"/></text:span><text:span text:style-name="T13">Yes</text:span></text:p>
            <text:p text:style-name="P7"><text:span text:style-name="T11"><text:s text:c="3"/></text:span><text:span text:style-name="T11">STREX(x) <text:s text:c="42"/></text:span><text:span text:style-name="T15">No</text:span></text:p>
            <text:p text:style-name="P7"><text:span text:style-name="T11"><text:s text:c="3"/></text:span><text:span text:style-name="T11">----------------------------------------------------------------</text:span></text:p>
            <text:p text:style-name="P7"><text:span text:style-name="T11"><text:s text:c="3"/></text:span><text:span text:style-name="T11">LDREX(x)</text:span></text:p>
            <text:p text:style-name="P7"><text:span text:style-name="T11"><text:s text:c="3"/></text:span><text:span text:style-name="T11">STR(x)</text:span></text:p>
            <text:p text:style-name="P7"><text:span text:style-name="T11"><text:s text:c="3"/></text:span><text:span text:style-name="T11">STREX(x) <text:s text:c="41"/></text:span><text:span text:style-name="T13">Yes</text:span></text:p>
            <text:p text:style-name="P7"><text:span text:style-name="T11"><text:s text:c="2"/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4T0">
        <office:forms form:automatic-focus="false" form:apply-design-mode="false"/>
        <draw:frame presentation:style-name="pr11" draw:text-style-name="P10" draw:layer="layout" svg:width="25.199cm" svg:height="3.506cm" svg:x="1.4cm" svg:y="-0.306cm" presentation:class="title" presentation:user-transformed="true">
          <draw:text-box>
            <text:p><text:span text:style-name="T4">Local and Global Exclusive Monitor:</text:span></text:p>
          </draw:text-box>
        </draw:frame>
        <draw:line draw:style-name="gr1" draw:text-style-name="P2" draw:layer="layout" svg:x1="1cm" svg:y1="19cm" svg:x2="27cm" svg:y2="19cm">
          <text:p/>
        </draw:line>
        <draw:frame draw:style-name="gr2" draw:text-style-name="P3" draw:layer="layout" svg:width="1.6cm" svg:height="2.063cm" svg:x="26.3cm" svg:y="18.865cm">
          <draw:text-box>
            <text:p><text:span text:style-name="T2"><text:page-number>&lt;номер&gt;</text:page-number></text:span></text:p>
          </draw:text-box>
        </draw:frame>
        <draw:custom-shape draw:style-name="gr5" draw:text-style-name="P7" draw:layer="layout" svg:width="7.2cm" svg:height="5.6cm" svg:x="1.6cm" svg:y="3.6cm">
          <text:p text:style-name="P7"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6cm" svg:height="1.2cm" svg:x="2.2cm" svg:y="7.4cm">
          <text:p/>
          <draw:enhanced-geometry svg:viewBox="0 0 21600 21600" draw:type="rectangle" draw:enhanced-path="M 0 0 L 21600 0 21600 21600 0 21600 0 0 Z N"/>
        </draw:custom-shape>
        <draw:frame draw:style-name="gr3" draw:text-style-name="P11" draw:layer="layout" svg:width="5cm" svg:height="0.962cm" svg:x="2.775cm" svg:y="7.475cm">
          <draw:text-box>
            <text:p><text:span text:style-name="T16">Local Monitor</text:span></text:p>
          </draw:text-box>
        </draw:frame>
        <draw:frame draw:style-name="gr3" draw:text-style-name="P12" draw:layer="layout" svg:width="5.2cm" svg:height="1.204cm" svg:x="2.8cm" svg:y="4.238cm">
          <draw:text-box>
            <text:p><text:span text:style-name="T17">Cortex-A15</text:span></text:p>
          </draw:text-box>
        </draw:frame>
        <draw:custom-shape draw:style-name="gr5" draw:text-style-name="P7" draw:layer="layout" svg:width="7.2cm" svg:height="5.6cm" svg:x="10cm" svg:y="3.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6cm" svg:height="1.2cm" svg:x="10.6cm" svg:y="7.4cm">
          <text:p/>
          <draw:enhanced-geometry svg:viewBox="0 0 21600 21600" draw:type="rectangle" draw:enhanced-path="M 0 0 L 21600 0 21600 21600 0 21600 0 0 Z N"/>
        </draw:custom-shape>
        <draw:frame draw:style-name="gr3" draw:text-style-name="P11" draw:layer="layout" svg:width="5cm" svg:height="0.962cm" svg:x="11.175cm" svg:y="7.475cm">
          <draw:text-box>
            <text:p><text:span text:style-name="T16">Local Monitor</text:span></text:p>
          </draw:text-box>
        </draw:frame>
        <draw:frame draw:style-name="gr3" draw:text-style-name="P12" draw:layer="layout" svg:width="5.2cm" svg:height="1.204cm" svg:x="11.2cm" svg:y="4.238cm">
          <draw:text-box>
            <text:p><text:span text:style-name="T17">Cortex-A15</text:span></text:p>
          </draw:text-box>
        </draw:frame>
        <draw:custom-shape draw:style-name="gr5" draw:text-style-name="P7" draw:layer="layout" svg:width="7.2cm" svg:height="5.6cm" svg:x="18.7cm" svg:y="3.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6cm" svg:height="1.2cm" svg:x="19.3cm" svg:y="7.4cm">
          <text:p/>
          <draw:enhanced-geometry svg:viewBox="0 0 21600 21600" draw:type="rectangle" draw:enhanced-path="M 0 0 L 21600 0 21600 21600 0 21600 0 0 Z N"/>
        </draw:custom-shape>
        <draw:frame draw:style-name="gr3" draw:text-style-name="P11" draw:layer="layout" svg:width="5cm" svg:height="0.962cm" svg:x="19.875cm" svg:y="7.475cm">
          <draw:text-box>
            <text:p><text:span text:style-name="T16">Local Monitor</text:span></text:p>
          </draw:text-box>
        </draw:frame>
        <draw:frame draw:style-name="gr3" draw:text-style-name="P12" draw:layer="layout" svg:width="4.6cm" svg:height="1.204cm" svg:x="19.9cm" svg:y="4.238cm">
          <draw:text-box>
            <text:p><text:span text:style-name="T17">Cortex-R4</text:span></text:p>
          </draw:text-box>
        </draw:frame>
        <draw:custom-shape draw:style-name="gr7" draw:text-style-name="P13" draw:layer="layout" svg:width="24.4cm" svg:height="1.2cm" svg:x="1.6cm" svg:y="10.8cm">
          <text:p text:style-name="P2"><text:span text:style-name="T16">Interconnect</text:span></text:p>
          <draw:enhanced-geometry svg:viewBox="0 0 21600 21600" draw:type="rectangle" draw:enhanced-path="M 0 0 L 21600 0 21600 21600 0 21600 0 0 Z N"/>
        </draw:custom-shape>
        <draw:custom-shape draw:style-name="gr8" draw:text-style-name="P13" draw:layer="layout" svg:width="7.6cm" svg:height="1.6cm" svg:x="10cm" svg:y="13.3cm">
          <text:p text:style-name="P2"><text:span text:style-name="T16">Global Monitor</text:span></text:p>
          <draw:enhanced-geometry svg:viewBox="0 0 21600 21600" draw:type="rectangle" draw:enhanced-path="M 0 0 L 21600 0 21600 21600 0 21600 0 0 Z N"/>
        </draw:custom-shape>
        <draw:custom-shape draw:style-name="gr9" draw:text-style-name="P14" draw:layer="layout" svg:width="16.6cm" svg:height="2.6cm" svg:x="5.5cm" svg:y="16.4cm">
          <text:p text:style-name="P2"><text:span text:style-name="T18">Memory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8cm" svg:height="1.6cm" svg:x="4.6cm" svg:y="9.2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" draw:text-style-name="P2" draw:layer="layout" svg:width="0.8cm" svg:height="1.6cm" svg:x="13.101cm" svg:y="9.201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" draw:text-style-name="P2" draw:layer="layout" svg:width="0.8cm" svg:height="1.6cm" svg:x="21.801cm" svg:y="9.201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" draw:text-style-name="P2" draw:layer="layout" svg:width="0.8cm" svg:height="1.5cm" svg:x="13.101cm" svg:y="14.9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" draw:text-style-name="P2" draw:layer="layout" svg:width="0.8cm" svg:height="1.302cm" svg:x="13.101cm" svg:y="12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4T0">
        <office:forms form:automatic-focus="false" form:apply-design-mode="false"/>
        <draw:frame presentation:style-name="pr12" draw:text-style-name="P10" draw:layer="layout" svg:width="26.4cm" svg:height="3.506cm" svg:x="1cm" svg:y="0.2cm" presentation:class="title" presentation:user-transformed="true">
          <draw:text-box>
            <text:p><text:span text:style-name="T4">Local monitor state machine diagram:</text:span><text:span text:style-name="T4"><text:line-break/></text:span><text:span text:style-name="T4"/></text:p>
          </draw:text-box>
        </draw:frame>
        <draw:line draw:style-name="gr1" draw:text-style-name="P2" draw:layer="layout" svg:x1="1cm" svg:y1="19cm" svg:x2="27cm" svg:y2="19cm">
          <text:p/>
        </draw:line>
        <draw:frame draw:style-name="gr2" draw:text-style-name="P3" draw:layer="layout" svg:width="1.6cm" svg:height="2.063cm" svg:x="26.3cm" svg:y="18.865cm">
          <draw:text-box>
            <text:p><text:span text:style-name="T2"><text:page-number>&lt;номер&gt;</text:page-number></text:span></text:p>
          </draw:text-box>
        </draw:frame>
        <draw:custom-shape draw:style-name="gr7" draw:text-style-name="P15" xml:id="id1" draw:id="id1" draw:layer="layout" svg:width="7.2cm" svg:height="3.4cm" svg:x="2.6cm" svg:y="5.6cm">
          <text:p text:style-name="P2"><text:span text:style-name="T19">Open</text:span></text:p>
          <draw:enhanced-geometry svg:viewBox="0 0 21600 21600" draw:type="rectangle" draw:enhanced-path="M 0 0 L 21600 0 21600 21600 0 21600 0 0 Z N"/>
        </draw:custom-shape>
        <draw:custom-shape draw:style-name="gr7" draw:text-style-name="P15" xml:id="id2" draw:id="id2" draw:layer="layout" svg:width="7.2cm" svg:height="3.4cm" svg:x="15.9cm" svg:y="5.6cm">
          <text:p text:style-name="P2"><text:span text:style-name="T19">Exclusive</text:span></text:p>
          <draw:enhanced-geometry svg:viewBox="0 0 21600 21600" draw:type="rectangle" draw:enhanced-path="M 0 0 L 21600 0 21600 21600 0 21600 0 0 Z N"/>
        </draw:custom-shape>
        <draw:connector draw:style-name="gr11" draw:text-style-name="P2" draw:layer="layout" draw:line-skew="-0.899cm" svg:x1="6.2cm" svg:y1="5.6cm" svg:x2="19.5cm" svg:y2="5.6cm" draw:start-shape="id1" draw:start-glue-point="0" draw:end-shape="id2" svg:d="M6200 5600v-1400h13300v1400" svg:viewBox="0 0 13301 1401">
          <text:p/>
        </draw:connector>
        <draw:connector draw:style-name="gr12" draw:text-style-name="P2" draw:layer="layout" draw:line-skew="1.699cm" svg:x1="19.5cm" svg:y1="9cm" svg:x2="6.2cm" svg:y2="9cm" draw:start-shape="id2" draw:start-glue-point="2" draw:end-shape="id1" draw:end-glue-point="2" svg:d="M19500 9000v2200h-13300v-2200" svg:viewBox="0 0 13301 2201">
          <text:p/>
        </draw:connector>
        <draw:line draw:style-name="gr13" draw:text-style-name="P2" draw:layer="layout" svg:x1="3.8cm" svg:y1="9cm" svg:x2="3.8cm" svg:y2="11.2cm">
          <text:p/>
        </draw:line>
        <draw:line draw:style-name="gr13" draw:text-style-name="P2" draw:layer="layout" svg:x1="1.4cm" svg:y1="11.2cm" svg:x2="3.8cm" svg:y2="11.2cm">
          <text:p/>
        </draw:line>
        <draw:line draw:style-name="gr13" draw:text-style-name="P2" draw:layer="layout" svg:x1="1.4cm" svg:y1="7.6cm" svg:x2="1.4cm" svg:y2="11.2cm">
          <text:p/>
        </draw:line>
        <draw:line draw:style-name="gr11" draw:text-style-name="P2" draw:layer="layout" svg:x1="1.4cm" svg:y1="7.6cm" svg:x2="2.6cm" svg:y2="7.6cm">
          <text:p/>
        </draw:line>
        <draw:line draw:style-name="gr13" draw:text-style-name="P2" draw:layer="layout" svg:x1="23.1cm" svg:y1="7.8cm" svg:x2="25.4cm" svg:y2="7.8cm">
          <text:p/>
        </draw:line>
        <draw:line draw:style-name="gr13" draw:text-style-name="P2" draw:layer="layout" svg:x1="25.4cm" svg:y1="10.6cm" svg:x2="25.4cm" svg:y2="7.8cm">
          <text:p/>
        </draw:line>
        <draw:line draw:style-name="gr13" draw:text-style-name="P2" draw:layer="layout" svg:x1="22.6cm" svg:y1="10.6cm" svg:x2="25.4cm" svg:y2="10.6cm">
          <text:p/>
        </draw:line>
        <draw:line draw:style-name="gr11" draw:text-style-name="P2" draw:layer="layout" svg:x1="22.6cm" svg:y1="10.6cm" svg:x2="22.6cm" svg:y2="9cm">
          <text:p/>
        </draw:line>
        <draw:line draw:style-name="gr13" draw:text-style-name="P2" draw:layer="layout" svg:x1="22cm" svg:y1="5.6cm" svg:x2="22cm" svg:y2="4cm">
          <text:p/>
        </draw:line>
        <draw:line draw:style-name="gr13" draw:text-style-name="P2" draw:layer="layout" svg:x1="22cm" svg:y1="4cm" svg:x2="24.8cm" svg:y2="4cm">
          <text:p/>
        </draw:line>
        <draw:line draw:style-name="gr13" draw:text-style-name="P2" draw:layer="layout" svg:x1="24.8cm" svg:y1="6.2cm" svg:x2="24.8cm" svg:y2="4cm">
          <text:p/>
        </draw:line>
        <draw:line draw:style-name="gr11" draw:text-style-name="P2" draw:layer="layout" svg:x1="24.8cm" svg:y1="6.2cm" svg:x2="23.1cm" svg:y2="6.2cm">
          <text:p/>
        </draw:line>
        <draw:frame draw:style-name="gr3" draw:text-style-name="P16" draw:layer="layout" svg:width="6.6cm" svg:height="1.047cm" svg:x="10.5cm" svg:y="3cm">
          <draw:text-box>
            <text:p><text:span text:style-name="T20">LoadExcl(x)</text:span></text:p>
          </draw:text-box>
        </draw:frame>
        <draw:frame draw:style-name="gr3" draw:text-style-name="P16" draw:layer="layout" svg:width="6.6cm" svg:height="1.047cm" svg:x="21.7cm" svg:y="3.001cm">
          <draw:text-box>
            <text:p><text:span text:style-name="T20">LoadExcl(x)</text:span></text:p>
          </draw:text-box>
        </draw:frame>
        <draw:frame draw:style-name="gr3" draw:layer="layout" svg:width="8.2cm" svg:height="2.384cm" svg:x="20cm" svg:y="11.216cm">
          <draw:text-box>
            <text:p><text:span text:style-name="T16">Store(!Tagged_address)*</text:span></text:p>
            <text:p><text:span text:style-name="T16">Store(Tagged_address)*</text:span></text:p>
            <text:p/>
          </draw:text-box>
        </draw:frame>
        <draw:frame draw:style-name="gr3" draw:layer="layout" svg:width="11.6cm" svg:height="4.942cm" svg:x="7cm" svg:y="11.2cm">
          <draw:text-box>
            <text:p><text:span text:style-name="T20">CLREX</text:span></text:p>
            <text:p><text:span text:style-name="T20">Store(!Tagged_address)*</text:span></text:p>
            <text:p><text:span text:style-name="T20">Store(Tagged_address)*</text:span></text:p>
            <text:p><text:span text:style-name="T20">StoreExcl(Tagged_address)</text:span></text:p>
            <text:p><text:span text:style-name="T20">StoreExcl(!Tagged_address)</text:span></text:p>
            <text:p/>
          </draw:text-box>
        </draw:frame>
        <draw:frame draw:style-name="gr3" draw:layer="layout" svg:width="5cm" svg:height="3.35cm" svg:x="0.8cm" svg:y="11.4cm">
          <draw:text-box>
            <text:p><text:span text:style-name="T20">CLREX</text:span></text:p>
            <text:p><text:span text:style-name="T20">StoreExcl(x)</text:span></text:p>
            <text:p><text:span text:style-name="T20">Store(x)</text:span></text:p>
            <text:p><text:s/></text:p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4T0">
        <office:forms form:automatic-focus="false" form:apply-design-mode="false"/>
        <draw:frame presentation:style-name="pr13" draw:text-style-name="P10" draw:layer="layout" svg:width="25.199cm" svg:height="3.506cm" svg:x="1.4cm" svg:y="-0.306cm" presentation:class="title" presentation:user-transformed="true">
          <draw:text-box>
            <text:p><text:span text:style-name="T4">Load and Store Register Exclusive:</text:span></text:p>
          </draw:text-box>
        </draw:frame>
        <draw:line draw:style-name="gr1" draw:text-style-name="P2" draw:layer="layout" svg:x1="1cm" svg:y1="19cm" svg:x2="27cm" svg:y2="19cm">
          <text:p/>
        </draw:line>
        <draw:frame draw:style-name="gr2" draw:text-style-name="P3" draw:layer="layout" svg:width="1.6cm" svg:height="2.063cm" svg:x="26.3cm" svg:y="18.865cm">
          <draw:text-box>
            <text:p><text:span text:style-name="T2"><text:page-number>&lt;номер&gt;</text:page-number></text:span></text:p>
          </draw:text-box>
        </draw:frame>
        <draw:frame presentation:style-name="pr14" draw:text-style-name="P18" draw:layer="layout" svg:width="25.199cm" svg:height="16.335cm" svg:x="1.4cm" svg:y="3cm" presentation:class="subtitle" presentation:user-transformed="true">
          <draw:text-box>
            <text:p text:style-name="P17"><text:span text:style-name="T21">Syntax:</text:span></text:p>
            <text:p text:style-name="P17"><text:span text:style-name="T8">LDREX{</text:span><text:span text:style-name="T22">cond</text:span><text:span text:style-name="T8">} <text:s text:c="4"/></text:span><text:span text:style-name="T23">Rt</text:span><text:span text:style-name="T8">, [</text:span><text:span text:style-name="T24">Rn</text:span><text:span text:style-name="T8"> </text:span><text:span text:style-name="T25">{, #offset}</text:span><text:span text:style-name="T8">]</text:span></text:p>
            <text:p text:style-name="P17"><text:span text:style-name="T8">STREX{</text:span><text:span text:style-name="T22">cond</text:span><text:span text:style-name="T8">} <text:s text:c="4"/></text:span><text:span text:style-name="T26">Rd</text:span><text:span text:style-name="T8">, </text:span><text:span text:style-name="T23">Rt</text:span><text:span text:style-name="T8">, [</text:span><text:span text:style-name="T24">Rn</text:span><text:span text:style-name="T8"> </text:span><text:span text:style-name="T25">{, #offset}</text:span><text:span text:style-name="T8">]</text:span></text:p>
            <text:p text:style-name="P17"><text:span text:style-name="T8">LDREXB{</text:span><text:span text:style-name="T22">cond</text:span><text:span text:style-name="T8">} <text:s text:c="2"/></text:span><text:span text:style-name="T23">Rt</text:span><text:span text:style-name="T8">, [</text:span><text:span text:style-name="T24">Rn</text:span><text:span text:style-name="T8">]</text:span></text:p>
            <text:p text:style-name="P17"><text:span text:style-name="T8">STREXB{</text:span><text:span text:style-name="T22">cond</text:span><text:span text:style-name="T8">} <text:s text:c="2"/></text:span><text:span text:style-name="T26">Rd</text:span><text:span text:style-name="T8">, </text:span><text:span text:style-name="T23">Rt</text:span><text:span text:style-name="T8">, [</text:span><text:span text:style-name="T24">Rn</text:span><text:span text:style-name="T8">]</text:span></text:p>
            <text:p text:style-name="P17"><text:span text:style-name="T8">LDREXH{</text:span><text:span text:style-name="T22">cond</text:span><text:span text:style-name="T8">} <text:s text:c="2"/></text:span><text:span text:style-name="T23">Rt</text:span><text:span text:style-name="T8">, [</text:span><text:span text:style-name="T24">Rn</text:span><text:span text:style-name="T8">]</text:span></text:p>
            <text:p text:style-name="P17"><text:span text:style-name="T8">STREXH{</text:span><text:span text:style-name="T22">cond</text:span><text:span text:style-name="T8">} <text:s text:c="2"/></text:span><text:span text:style-name="T26">Rd</text:span><text:span text:style-name="T8">, </text:span><text:span text:style-name="T23">Rt</text:span><text:span text:style-name="T8">, [</text:span><text:span text:style-name="T24">Rn</text:span><text:span text:style-name="T8">]</text:span></text:p>
            <text:p text:style-name="P17"><text:span text:style-name="T8">LDREXD{</text:span><text:span text:style-name="T22">cond</text:span><text:span text:style-name="T8">} <text:s text:c="2"/></text:span><text:span text:style-name="T23">Rt</text:span><text:span text:style-name="T8">, </text:span><text:span text:style-name="T27">Rt2</text:span><text:span text:style-name="T8">, [</text:span><text:span text:style-name="T24">Rn</text:span><text:span text:style-name="T8">]</text:span></text:p>
            <text:p text:style-name="P17"><text:span text:style-name="T8">STREXD{</text:span><text:span text:style-name="T22">cond</text:span><text:span text:style-name="T8">} <text:s text:c="2"/></text:span><text:span text:style-name="T26">Rd</text:span><text:span text:style-name="T8">, </text:span><text:span text:style-name="T23">Rt</text:span><text:span text:style-name="T8">, </text:span><text:span text:style-name="T27">Rt2</text:span><text:span text:style-name="T8">, [</text:span><text:span text:style-name="T24">Rn</text:span><text:span text:style-name="T8">]</text:span></text:p>
            <text:p text:style-name="P17"><text:span text:style-name="T28">CLREX</text:span></text:p>
            <text:p text:style-name="P17"><text:span text:style-name="T8"/></text:p>
            <text:p text:style-name="P17"><text:span text:style-name="T22">Сond <text:s text:c="2"/></text:span><text:span text:style-name="T29">is an optional condition code.</text:span></text:p>
            <text:p text:style-name="P17"><text:span text:style-name="T26">Rd</text:span><text:span text:style-name="T29"> <text:s text:c="6"/>is the destination register for the returned status.</text:span></text:p>
            <text:p text:style-name="P17"><text:span text:style-name="T23">Rt</text:span><text:span text:style-name="T29"> <text:s text:c="7"/>is the register to load or store.</text:span></text:p>
            <text:p text:style-name="P17"><text:span text:style-name="T27">Rt2</text:span><text:span text:style-name="T29"> <text:s text:c="5"/>is the second register for doubleword loads or stores.</text:span></text:p>
            <text:p text:style-name="P17"><text:span text:style-name="T24">Rn</text:span><text:span text:style-name="T29"> <text:s text:c="6"/>is the register on which the memory address is based.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4T0">
        <office:forms form:automatic-focus="false" form:apply-design-mode="false"/>
        <draw:frame presentation:style-name="pr15" draw:text-style-name="P10" draw:layer="layout" svg:width="25.199cm" svg:height="3.506cm" svg:x="1.4cm" svg:y="-0.306cm" presentation:class="title" presentation:user-transformed="true">
          <draw:text-box>
            <text:p><text:span text:style-name="T4">Load and Store Register Exclusive:</text:span></text:p>
          </draw:text-box>
        </draw:frame>
        <draw:line draw:style-name="gr1" draw:text-style-name="P2" draw:layer="layout" svg:x1="1cm" svg:y1="19cm" svg:x2="27cm" svg:y2="19cm">
          <text:p/>
        </draw:line>
        <draw:frame draw:style-name="gr2" draw:text-style-name="P3" draw:layer="layout" svg:width="1.6cm" svg:height="2.063cm" svg:x="26.3cm" svg:y="18.865cm">
          <draw:text-box>
            <text:p><text:span text:style-name="T2"><text:page-number>&lt;номер&gt;</text:page-number></text:span></text:p>
          </draw:text-box>
        </draw:frame>
        <draw:frame presentation:style-name="pr16" draw:text-style-name="P18" draw:layer="layout" svg:width="26cm" svg:height="13.859cm" svg:x="1.6cm" svg:y="3.141cm" presentation:class="subtitle" presentation:user-transformed="true">
          <draw:text-box>
            <text:p text:style-name="P17"><text:span text:style-name="T11"><text:s text:c="24"/></text:span><text:span text:style-name="T30">ARMv6 <text:s text:c="6"/>ARMv6K <text:s text:c="4"/>ARMv7 <text:s text:c="2"/>ARMv7-M</text:span></text:p>
            <text:p text:style-name="P17"><text:span text:style-name="T11">LDREX <text:s text:c="16"/></text:span><text:span text:style-name="T31">ок <text:s text:c="15"/>ок <text:s text:c="12"/>ок <text:s text:c="13"/>ок</text:span></text:p>
            <text:p text:style-name="P17"><text:span text:style-name="T11">STREX <text:s text:c="16"/></text:span><text:span text:style-name="T31">ок <text:s text:c="15"/>ок <text:s text:c="12"/>ок <text:s text:c="13"/>ок</text:span></text:p>
            <text:p text:style-name="P17"><text:span text:style-name="T11">LDREXB <text:s text:c="14"/>--- <text:s text:c="15"/></text:span><text:span text:style-name="T31">ок <text:s text:c="12"/>ок <text:s text:c="13"/>ок</text:span></text:p>
            <text:p text:style-name="P17"><text:span text:style-name="T11">STREXB <text:s text:c="14"/>--- <text:s text:c="15"/></text:span><text:span text:style-name="T31">ок <text:s text:c="12"/>ок <text:s text:c="13"/>ок</text:span></text:p>
            <text:p text:style-name="P17"><text:span text:style-name="T11">LDREXH <text:s text:c="14"/>--- <text:s text:c="15"/></text:span><text:span text:style-name="T31">ок <text:s text:c="12"/>ок <text:s text:c="13"/>ок</text:span></text:p>
            <text:p text:style-name="P17"><text:span text:style-name="T11">STREXH <text:s text:c="14"/>--- <text:s text:c="15"/></text:span><text:span text:style-name="T31">ок <text:s text:c="12"/>ок <text:s text:c="13"/>ок</text:span></text:p>
            <text:p text:style-name="P17"><text:span text:style-name="T11">LDREXD <text:s text:c="14"/>--- <text:s text:c="15"/></text:span><text:span text:style-name="T31">ок <text:s text:c="12"/>ок </text:span><text:span text:style-name="T11"><text:s text:c="13"/>---</text:span></text:p>
            <text:p text:style-name="P17"><text:span text:style-name="T11">STREXD <text:s text:c="14"/>--- <text:s text:c="15"/></text:span><text:span text:style-name="T31">ок <text:s text:c="12"/>ок</text:span><text:span text:style-name="T11"> <text:s text:c="13"/>---</text:span></text:p>
            <text:p text:style-name="P17"><text:span text:style-name="T32">CLREX <text:s text:c="15"/></text:span><text:span text:style-name="T33"><text:s/></text:span><text:span text:style-name="T34">---</text:span><text:span text:style-name="T33"> </text:span><text:span text:style-name="T32"><text:s text:c="15"/></text:span><text:span text:style-name="T35">ок <text:s text:c="12"/>ок <text:s text:c="13"/>ок</text:span></text:p>
            <text:p text:style-name="P17"><text:span text:style-name="T28"/></text:p>
            <text:p text:style-name="P17"><text:span text:style-name="T11"/></text:p>
          </draw:text-box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4T0">
        <office:forms form:automatic-focus="false" form:apply-design-mode="false"/>
        <draw:frame presentation:style-name="pr17" draw:text-style-name="P10" draw:layer="layout" svg:width="25.199cm" svg:height="3.506cm" svg:x="1.4cm" svg:y="-0.306cm" presentation:class="title" presentation:user-transformed="true">
          <draw:text-box>
            <text:p><text:span text:style-name="T4">Инструкция SWP:</text:span></text:p>
          </draw:text-box>
        </draw:frame>
        <draw:line draw:style-name="gr1" draw:text-style-name="P2" draw:layer="layout" svg:x1="1cm" svg:y1="19cm" svg:x2="27cm" svg:y2="19cm">
          <text:p/>
        </draw:line>
        <draw:frame draw:style-name="gr2" draw:text-style-name="P3" draw:layer="layout" svg:width="1.6cm" svg:height="2.063cm" svg:x="26.3cm" svg:y="18.865cm">
          <draw:text-box>
            <text:p><text:span text:style-name="T2"><text:page-number>&lt;номер&gt;</text:page-number></text:span></text:p>
          </draw:text-box>
        </draw:frame>
        <draw:frame presentation:style-name="pr16" draw:text-style-name="P18" draw:layer="layout" svg:width="26cm" svg:height="15.046cm" svg:x="1.6cm" svg:y="2.548cm" presentation:class="subtitle" presentation:user-transformed="true">
          <draw:text-box>
            <text:p text:style-name="P17"><text:span text:style-name="T36">Syntax</text:span></text:p>
            <text:p text:style-name="P17"><text:span text:style-name="T37">SWP{</text:span><text:span text:style-name="T38">B</text:span><text:span text:style-name="T37">}{</text:span><text:span text:style-name="T39">cond</text:span><text:span text:style-name="T37">} </text:span><text:span text:style-name="T40">Rt</text:span><text:span text:style-name="T37">, </text:span><text:span text:style-name="T41">Rt2</text:span><text:span text:style-name="T37">, [</text:span><text:span text:style-name="T42">Rn</text:span><text:span text:style-name="T37">]</text:span></text:p>
            <text:p text:style-name="P17"><text:span text:style-name="T43"/></text:p>
            <text:p text:style-name="P17"><text:span text:style-name="T43"/></text:p>
            <text:p text:style-name="P17"><text:span text:style-name="T44">Сond <text:s text:c="2"/></text:span><text:span text:style-name="T37">is an optional condition code.</text:span></text:p>
            <text:p text:style-name="P17"><text:span text:style-name="T38">B</text:span><text:span text:style-name="T37"> <text:s text:c="9"/>If B is present, a byte is swapped. Otherwise, a 32-bit </text:span></text:p>
            <text:p text:style-name="P17"><text:span text:style-name="T37"><text:s text:c="13"/></text:span><text:span text:style-name="T37">word is swapped.</text:span></text:p>
            <text:p text:style-name="P17"><text:span text:style-name="T40">Rt</text:span><text:span text:style-name="T37"> <text:s text:c="8"/>is the destination register. Rt must not be PC.</text:span></text:p>
            <text:p text:style-name="P17"><text:span text:style-name="T41">Rt2</text:span><text:span text:style-name="T37"> <text:s text:c="6"/>is the source register. Rt2 can be the same register as</text:span></text:p>
            <text:p text:style-name="P17"><text:span text:style-name="T37"><text:s text:c="13"/></text:span><text:span text:style-name="T37">Rt. Rt2 must not be PC.</text:span></text:p>
            <text:p text:style-name="P17"><text:span text:style-name="T45">Rn</text:span><text:span text:style-name="T37"> <text:s text:c="7"/>contains the address in memory. Rn must be a different</text:span></text:p>
            <text:p text:style-name="P17"><text:span text:style-name="T37"><text:s text:c="13"/></text:span><text:span text:style-name="T37">register from both Rt and Rt2. Rn must not be PC.</text:span></text:p>
            <text:p text:style-name="P17"><text:span text:style-name="T46"><text:s/></text:span></text:p>
            <text:p text:style-name="P17"><text:span text:style-name="T28"/></text:p>
            <text:p text:style-name="P17"><text:span text:style-name="T11"/></text:p>
          </draw:text-box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 presentation:presentation-page-layout-name="AL4T0">
        <office:forms form:automatic-focus="false" form:apply-design-mode="false"/>
        <draw:frame presentation:style-name="pr18" draw:text-style-name="P10" draw:layer="layout" svg:width="25.199cm" svg:height="3.506cm" svg:x="1.4cm" svg:y="-0.306cm" presentation:class="title" presentation:user-transformed="true">
          <draw:text-box>
            <text:p><text:span text:style-name="T4">Инструкция SWP:</text:span></text:p>
          </draw:text-box>
        </draw:frame>
        <draw:line draw:style-name="gr1" draw:text-style-name="P2" draw:layer="layout" svg:x1="1cm" svg:y1="19cm" svg:x2="27cm" svg:y2="19cm">
          <text:p/>
        </draw:line>
        <draw:frame draw:style-name="gr2" draw:text-style-name="P3" draw:layer="layout" svg:width="2.8cm" svg:height="2.063cm" svg:x="25cm" svg:y="18.865cm">
          <draw:text-box>
            <text:p><text:span text:style-name="T2"><text:page-number>&lt;номер&gt;</text:page-number></text:span></text:p>
          </draw:text-box>
        </draw:frame>
        <draw:frame presentation:style-name="pr16" draw:text-style-name="P18" draw:layer="layout" svg:width="26cm" svg:height="13.859cm" svg:x="1.6cm" svg:y="3.141cm" presentation:class="subtitle" presentation:user-transformed="true">
          <draw:text-box>
            <text:p text:style-name="P17"><text:span text:style-name="T47">LOCKED</text:span><text:span text:style-name="T46"> EQU 1 <text:s text:c="8"/></text:span><text:span text:style-name="T48">; define value indicating</text:span></text:p>
            <text:p text:style-name="P17"><text:span text:style-name="T46"/></text:p>
            <text:p text:style-name="P17"><text:span text:style-name="T46"><text:s/></text:span><text:span text:style-name="T46">LDR <text:s text:c="2"/>r1, &lt;</text:span><text:span text:style-name="T35">addr</text:span><text:span text:style-name="T46">&gt; <text:s text:c="7"/></text:span><text:span text:style-name="T49">; load spin address</text:span></text:p>
            <text:p text:style-name="P17"><text:span text:style-name="T46"><text:s/></text:span><text:span text:style-name="T46">LDR <text:s text:c="2"/>r0, =</text:span><text:span text:style-name="T47">LOCKED</text:span><text:span text:style-name="T46"> <text:s text:c="2"/></text:span><text:span text:style-name="T49">; preload "locked" value</text:span></text:p>
            <text:p text:style-name="P17"><text:span text:style-name="T46"/></text:p>
            <text:p text:style-name="P17"><text:span text:style-name="T50">spin_lock</text:span></text:p>
            <text:p text:style-name="P17"><text:span text:style-name="T51">SWP</text:span><text:span text:style-name="T46"> <text:s text:c="2"/>r0, r0, [r1] <text:s text:c="9"/></text:span><text:span text:style-name="T49">; swap register value with spin</text:span></text:p>
            <text:p text:style-name="P17"><text:span text:style-name="T46">CMP <text:s text:c="2"/>r0, #</text:span><text:span text:style-name="T47">LOCKED</text:span><text:span text:style-name="T46"> <text:s text:c="3"/></text:span><text:span text:style-name="T49">; if spin was locked already</text:span></text:p>
            <text:p text:style-name="P17"><text:span text:style-name="T46">BEQ <text:s text:c="2"/></text:span><text:span text:style-name="T50">spin_lock</text:span><text:span text:style-name="T46"> <text:s text:c="9"/></text:span><text:span text:style-name="T49">; retry</text:span></text:p>
            <text:p text:style-name="P7"><text:span text:style-name="T38">DMB <text:s text:c="2"/>SY <text:s text:c="23"/></text:span><text:span text:style-name="T49">; if system is SMP</text:span></text:p>
            <text:p text:style-name="P17"><text:span text:style-name="T28"/></text:p>
            <text:p text:style-name="P17"><text:span text:style-name="T11"/></text:p>
          </draw:text-box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 presentation:presentation-page-layout-name="AL3T3">
        <office:forms form:automatic-focus="false" form:apply-design-mode="false"/>
        <draw:frame presentation:style-name="pr19" draw:text-style-name="P10" draw:layer="layout" svg:width="25.199cm" svg:height="2.563cm" svg:x="1.401cm" svg:y="0.237cm" presentation:class="title" presentation:user-transformed="true">
          <draw:text-box>
            <text:p><text:span text:style-name="T4">Реализация Spin lock:</text:span></text:p>
          </draw:text-box>
        </draw:frame>
        <draw:line draw:style-name="gr1" draw:text-style-name="P2" draw:layer="layout" svg:x1="1cm" svg:y1="19cm" svg:x2="27cm" svg:y2="19cm">
          <text:p/>
        </draw:line>
        <draw:frame draw:style-name="gr2" draw:text-style-name="P3" draw:layer="layout" svg:width="2.8cm" svg:height="2.063cm" svg:x="25cm" svg:y="18.865cm">
          <draw:text-box>
            <text:p><text:span text:style-name="T2"><text:page-number>&lt;номер&gt;</text:page-number></text:span></text:p>
          </draw:text-box>
        </draw:frame>
        <draw:frame presentation:style-name="pr20" draw:text-style-name="P19" draw:layer="layout" svg:width="11.6cm" svg:height="15.086cm" svg:x="1.4cm" svg:y="3.714cm" presentation:class="outline" presentation:user-transformed="true">
          <draw:text-box>
            <text:p text:style-name="P17"><text:span text:style-name="T52">spin_lock</text:span></text:p>
            <text:p text:style-name="P17"><text:span text:style-name="T37"/></text:p>
            <text:p text:style-name="P17"><text:span text:style-name="T37">MOV <text:s text:c="10"/>R1, <text:s/>#1</text:span></text:p>
            <text:p text:style-name="P17"><text:span text:style-name="T37">loop:</text:span></text:p>
            <text:p text:style-name="P17"><text:span text:style-name="T37">LDREX <text:s text:c="6"/>R2, <text:s/>[</text:span><text:span text:style-name="T40">R0</text:span><text:span text:style-name="T37">]</text:span></text:p>
            <text:p text:style-name="P17"><text:span text:style-name="T37">CMP <text:s text:c="10"/>R2, <text:s/>#0</text:span></text:p>
            <text:p text:style-name="P17"><text:span text:style-name="T37">STREXeq <text:s text:c="2"/>R2, <text:s/>R1, <text:s/>[</text:span><text:span text:style-name="T40">R0</text:span><text:span text:style-name="T37">]</text:span></text:p>
            <text:p text:style-name="P17"><text:span text:style-name="T37">CMPeq <text:s text:c="6"/>R2, <text:s/>#0</text:span></text:p>
            <text:p text:style-name="P17"><text:span text:style-name="T37">Bne <text:s text:c="12"/>loop</text:span></text:p>
            <text:p text:style-name="P17"><text:span text:style-name="T38">DMB <text:s text:c="10"/>SY</text:span></text:p>
            <text:p text:style-name="P17"><text:span text:style-name="T38"/></text:p>
          </draw:text-box>
        </draw:frame>
        <draw:frame presentation:style-name="pr20" draw:text-style-name="P19" draw:layer="layout" svg:width="12.61cm" svg:height="15.086cm" svg:x="14cm" svg:y="3.714cm" presentation:class="outline" presentation:user-transformed="true">
          <draw:text-box>
            <text:p text:style-name="P17"><text:span text:style-name="T52">spin_unlock</text:span></text:p>
            <text:p text:style-name="P17"><text:span text:style-name="T37"/></text:p>
            <text:p text:style-name="P17"><text:span text:style-name="T37">MOV <text:s text:c="10"/>R1, <text:s/>#0</text:span></text:p>
            <text:p text:style-name="P17"><text:span text:style-name="T38">DMB <text:s text:c="10"/>SY</text:span></text:p>
            <text:p text:style-name="P17"><text:span text:style-name="T53">STR <text:s text:c="11"/>R1, [</text:span><text:span text:style-name="T40">R0</text:span><text:span text:style-name="T53">]</text:span></text:p>
            <text:p text:style-name="P17"><text:span text:style-name="T37"/></text:p>
            <text:p text:style-name="P17"><text:span text:style-name="T38"/></text:p>
          </draw:text-box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Обычный" presentation:presentation-page-layout-name="AL4T0">
        <office:forms form:automatic-focus="false" form:apply-design-mode="false"/>
        <draw:frame presentation:style-name="pr21" draw:text-style-name="P10" draw:layer="layout" svg:width="25.199cm" svg:height="3.506cm" svg:x="1.4cm" svg:y="-0.306cm" presentation:class="title" presentation:user-transformed="true">
          <draw:text-box>
            <text:p><text:span text:style-name="T4">atomic_or:</text:span></text:p>
          </draw:text-box>
        </draw:frame>
        <draw:line draw:style-name="gr1" draw:text-style-name="P2" draw:layer="layout" svg:x1="1cm" svg:y1="19cm" svg:x2="27cm" svg:y2="19cm">
          <text:p/>
        </draw:line>
        <draw:frame draw:style-name="gr2" draw:text-style-name="P3" draw:layer="layout" svg:width="2.8cm" svg:height="2.063cm" svg:x="25cm" svg:y="18.865cm">
          <draw:text-box>
            <text:p><text:span text:style-name="T2"><text:page-number>&lt;номер&gt;</text:page-number></text:span></text:p>
          </draw:text-box>
        </draw:frame>
        <draw:frame presentation:style-name="pr22" draw:text-style-name="P20" draw:layer="layout" svg:width="26.2cm" svg:height="17.4cm" svg:x="0.8cm" svg:y="2.4cm" presentation:class="subtitle" presentation:user-transformed="true">
          <draw:text-box>
            <text:p text:style-name="P17"><text:span text:style-name="T54">void <text:s/>atomic_or(int *obj; int val);</text:span></text:p>
            <text:p text:style-name="P17"><text:span text:style-name="T54"/></text:p>
            <text:p text:style-name="P17"><text:span text:style-name="T54">atomic_or:</text:span></text:p>
            <text:p text:style-name="P17"><text:span text:style-name="T54"/></text:p>
            <text:p text:style-name="P17"><text:span text:style-name="T54">.try_or:</text:span></text:p>
            <text:p text:style-name="P17"><text:span text:style-name="T54"><text:s text:c="4"/></text:span><text:span text:style-name="T54">LDREX <text:s text:c="2"/>R2, <text:s/>[</text:span><text:span text:style-name="T55">R0</text:span><text:span text:style-name="T54">]</text:span></text:p>
            <text:p text:style-name="P17"><text:span text:style-name="T54"><text:s text:c="4"/></text:span><text:span text:style-name="T54">ORR <text:s text:c="6"/>R12, R2, <text:s/>R1</text:span></text:p>
            <text:p text:style-name="P17"><text:span text:style-name="T54"><text:s text:c="4"/></text:span><text:span text:style-name="T54">STREX <text:s text:c="2"/>R3, <text:s/>R12, [</text:span><text:span text:style-name="T55">R0</text:span><text:span text:style-name="T54">]</text:span></text:p>
            <text:p text:style-name="P17"><text:span text:style-name="T54"><text:s text:c="4"/></text:span><text:span text:style-name="T54">CMP <text:s text:c="6"/>R3, <text:s/>#0</text:span></text:p>
            <text:p text:style-name="P17"><text:span text:style-name="T54"><text:s text:c="4"/></text:span><text:span text:style-name="T54">BNE <text:s text:c="6"/>.try_or</text:span></text:p>
            <text:p text:style-name="P17"><text:span text:style-name="T54"/></text:p>
            <text:p text:style-name="P17"><text:span text:style-name="T54"><text:s text:c="4"/></text:span><text:span text:style-name="T54">BX <text:s text:c="9"/>LR</text:span></text:p>
            <text:p text:style-name="P17"><text:span text:style-name="T54"/></text:p>
          </draw:text-box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Обычный" presentation:presentation-page-layout-name="AL4T0">
        <office:forms form:automatic-focus="false" form:apply-design-mode="false"/>
        <draw:frame presentation:style-name="pr23" draw:text-style-name="P10" draw:layer="layout" svg:width="25.199cm" svg:height="3.506cm" svg:x="1.4cm" svg:y="-0.306cm" presentation:class="title" presentation:user-transformed="true">
          <draw:text-box>
            <text:p><text:span text:style-name="T4">atomic_add (return):</text:span></text:p>
          </draw:text-box>
        </draw:frame>
        <draw:line draw:style-name="gr1" draw:text-style-name="P2" draw:layer="layout" svg:x1="1cm" svg:y1="19cm" svg:x2="27cm" svg:y2="19cm">
          <text:p/>
        </draw:line>
        <draw:frame draw:style-name="gr2" draw:text-style-name="P3" draw:layer="layout" svg:width="2.8cm" svg:height="2.063cm" svg:x="25cm" svg:y="18.865cm">
          <draw:text-box>
            <text:p><text:span text:style-name="T2"><text:page-number>&lt;номер&gt;</text:page-number></text:span></text:p>
          </draw:text-box>
        </draw:frame>
        <draw:frame presentation:style-name="pr22" draw:text-style-name="P20" draw:layer="layout" svg:width="26.2cm" svg:height="17.4cm" svg:x="0.8cm" svg:y="2.4cm" presentation:class="subtitle" presentation:user-transformed="true">
          <draw:text-box>
            <text:p text:style-name="P17"><text:span text:style-name="T54">int <text:s/>atomic_add(int *obj; int val);</text:span></text:p>
            <text:p text:style-name="P17"><text:span text:style-name="T54"/></text:p>
            <text:p text:style-name="P7"><text:span text:style-name="T54">atomic_add:</text:span></text:p>
            <text:p text:style-name="P7"><text:span text:style-name="T56"/></text:p>
            <text:p text:style-name="P17"><text:span text:style-name="T54">.try_add:</text:span></text:p>
            <text:p text:style-name="P17"><text:span text:style-name="T54"><text:s text:c="4"/></text:span><text:span text:style-name="T54">LDREX <text:s text:c="2"/>R2, <text:s/>[</text:span><text:span text:style-name="T55">R0</text:span><text:span text:style-name="T54">]</text:span></text:p>
            <text:p text:style-name="P17"><text:span text:style-name="T54"><text:s text:c="4"/></text:span><text:span text:style-name="T54">ADD <text:s text:c="6"/>R12, R2, <text:s/>R1</text:span></text:p>
            <text:p text:style-name="P17"><text:span text:style-name="T54"><text:s text:c="4"/></text:span><text:span text:style-name="T54">STREX <text:s text:c="2"/>R3, <text:s/>R12, [</text:span><text:span text:style-name="T55">R0</text:span><text:span text:style-name="T54">]</text:span></text:p>
            <text:p text:style-name="P17"><text:span text:style-name="T54"><text:s text:c="4"/></text:span><text:span text:style-name="T54">CMP <text:s text:c="6"/>R3, <text:s/>#0</text:span></text:p>
            <text:p text:style-name="P17"><text:span text:style-name="T54"><text:s text:c="4"/></text:span><text:span text:style-name="T54">BNE <text:s text:c="6"/>.try_add</text:span></text:p>
            <text:p text:style-name="P7"><text:span text:style-name="T56"/></text:p>
            <text:p text:style-name="P17"><text:span text:style-name="T57"><text:s text:c="4"/></text:span><text:span text:style-name="T57">MOV <text:s text:c="6"/>R0, <text:s/>R2</text:span></text:p>
            <text:p text:style-name="P17"><text:span text:style-name="T54"><text:s text:c="4"/></text:span><text:span text:style-name="T54">BX <text:s text:c="9"/>LR</text:span></text:p>
            <text:p text:style-name="P17"><text:span text:style-name="T54"/></text:p>
          </draw:text-box>
        </draw:fram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Обычный" presentation:presentation-page-layout-name="AL4T0">
        <office:forms form:automatic-focus="false" form:apply-design-mode="false"/>
        <draw:frame presentation:style-name="pr24" draw:text-style-name="P10" draw:layer="layout" svg:width="25.199cm" svg:height="3.506cm" svg:x="1.4cm" svg:y="-0.306cm" presentation:class="title" presentation:user-transformed="true">
          <draw:text-box>
            <text:p><text:span text:style-name="T4">atomic_add (return):</text:span></text:p>
          </draw:text-box>
        </draw:frame>
        <draw:line draw:style-name="gr1" draw:text-style-name="P2" draw:layer="layout" svg:x1="1cm" svg:y1="19cm" svg:x2="27cm" svg:y2="19cm">
          <text:p/>
        </draw:line>
        <draw:frame draw:style-name="gr2" draw:text-style-name="P3" draw:layer="layout" svg:width="2.8cm" svg:height="2.063cm" svg:x="25cm" svg:y="18.865cm">
          <draw:text-box>
            <text:p><text:span text:style-name="T2"><text:page-number>&lt;номер&gt;</text:page-number></text:span></text:p>
          </draw:text-box>
        </draw:frame>
        <draw:frame presentation:style-name="pr22" draw:text-style-name="P20" draw:layer="layout" svg:width="26.2cm" svg:height="17.4cm" svg:x="0.8cm" svg:y="2.4cm" presentation:class="subtitle" presentation:user-transformed="true">
          <draw:text-box>
            <text:p text:style-name="P17"><text:span text:style-name="T54">int <text:s/>atomic_add(int *obj; int val);</text:span></text:p>
            <text:p text:style-name="P17"><text:span text:style-name="T54"/></text:p>
            <text:p text:style-name="P7"><text:span text:style-name="T54">atomic_add:</text:span></text:p>
            <text:p text:style-name="P7"><text:span text:style-name="T38"><text:s text:c="5"/></text:span><text:span text:style-name="T38">DMB <text:s text:c="10"/>SY <text:s text:c="28"/></text:span><text:span text:style-name="T58"><text:s/></text:span><text:span text:style-name="T59">// for unlock</text:span></text:p>
            <text:p text:style-name="P17"><text:span text:style-name="T54">.try_add:</text:span></text:p>
            <text:p text:style-name="P17"><text:span text:style-name="T54"><text:s text:c="4"/></text:span><text:span text:style-name="T54">LDREX <text:s text:c="2"/>R2, <text:s/>[</text:span><text:span text:style-name="T55">R0</text:span><text:span text:style-name="T54">]</text:span></text:p>
            <text:p text:style-name="P17"><text:span text:style-name="T54"><text:s text:c="4"/></text:span><text:span text:style-name="T54">ADD <text:s text:c="6"/>R12, R2, <text:s/>R1</text:span></text:p>
            <text:p text:style-name="P17"><text:span text:style-name="T54"><text:s text:c="4"/></text:span><text:span text:style-name="T54">STREX <text:s text:c="2"/>R3, <text:s/>R12, [</text:span><text:span text:style-name="T55">R0</text:span><text:span text:style-name="T54">]</text:span></text:p>
            <text:p text:style-name="P17"><text:span text:style-name="T54"><text:s text:c="4"/></text:span><text:span text:style-name="T54">CMP <text:s text:c="6"/>R3, <text:s/>#0</text:span></text:p>
            <text:p text:style-name="P17"><text:span text:style-name="T54"><text:s text:c="4"/></text:span><text:span text:style-name="T54">BNE <text:s text:c="6"/>.try_add</text:span></text:p>
            <text:p text:style-name="P7"><text:span text:style-name="T38"><text:s text:c="5"/></text:span><text:span text:style-name="T38">DMB <text:s text:c="10"/>SY <text:s text:c="30"/></text:span><text:span text:style-name="T59">// for lock</text:span></text:p>
            <text:p text:style-name="P17"><text:span text:style-name="T54"><text:s text:c="4"/></text:span><text:span text:style-name="T54">MOV <text:s text:c="6"/>R0, <text:s/>R2</text:span></text:p>
            <text:p text:style-name="P17"><text:span text:style-name="T54"><text:s text:c="4"/></text:span><text:span text:style-name="T54">BX <text:s text:c="9"/>LR</text:span></text:p>
            <text:p text:style-name="P17"><text:span text:style-name="T54"/></text:p>
          </draw:text-box>
        </draw:frame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Обычный" presentation:presentation-page-layout-name="AL4T0">
        <office:forms form:automatic-focus="false" form:apply-design-mode="false"/>
        <draw:frame presentation:style-name="pr25" draw:text-style-name="P10" draw:layer="layout" svg:width="25.199cm" svg:height="3.506cm" svg:x="1.4cm" svg:y="-0.306cm" presentation:class="title" presentation:user-transformed="true">
          <draw:text-box>
            <text:p><text:span text:style-name="T4">Mutex vs atomic</text:span></text:p>
          </draw:text-box>
        </draw:frame>
        <draw:line draw:style-name="gr1" draw:text-style-name="P2" draw:layer="layout" svg:x1="1cm" svg:y1="19cm" svg:x2="27cm" svg:y2="19cm">
          <text:p/>
        </draw:line>
        <draw:frame draw:style-name="gr2" draw:text-style-name="P3" draw:layer="layout" svg:width="2.8cm" svg:height="2.063cm" svg:x="25cm" svg:y="18.865cm">
          <draw:text-box>
            <text:p><text:span text:style-name="T2"><text:page-number>&lt;номер&gt;</text:page-number></text:span></text:p>
          </draw:text-box>
        </draw:frame>
        <draw:frame draw:style-name="gr14" draw:layer="layout" svg:width="26.619cm" svg:height="16cm" svg:x="0.581cm" svg:y="2.6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Обычный" presentation:presentation-page-layout-name="AL5T16">
        <office:forms form:automatic-focus="false" form:apply-design-mode="false"/>
        <draw:frame presentation:style-name="pr26" draw:text-style-name="P10" draw:layer="layout" svg:width="25.199cm" svg:height="2.563cm" svg:x="1.4cm" svg:y="0.237cm" presentation:class="title" presentation:user-transformed="true">
          <draw:text-box>
            <text:p><text:span text:style-name="T4">Atomic in C11</text:span></text:p>
          </draw:text-box>
        </draw:frame>
        <draw:line draw:style-name="gr1" draw:text-style-name="P2" draw:layer="layout" svg:x1="1cm" svg:y1="19cm" svg:x2="27cm" svg:y2="19cm">
          <text:p/>
        </draw:line>
        <draw:frame draw:style-name="gr2" draw:text-style-name="P3" draw:layer="layout" svg:width="2.8cm" svg:height="2.063cm" svg:x="25cm" svg:y="18.865cm">
          <draw:text-box>
            <text:p><text:span text:style-name="T2"><text:page-number>&lt;номер&gt;</text:page-number></text:span></text:p>
          </draw:text-box>
        </draw:frame>
        <draw:frame presentation:style-name="pr27" draw:text-style-name="P22" draw:layer="layout" svg:width="12.297cm" svg:height="6.611cm" svg:x="1.4cm" svg:y="12.214cm" presentation:class="outline" presentation:user-transformed="true">
          <draw:text-box>
            <text:p text:style-name="P21"><text:span text:style-name="T60">key</text:span><text:span text:style-name="T61"> <text:s text:c="7"/></text:span><text:span text:style-name="T62">op</text:span><text:span text:style-name="T61"> <text:s text:c="7"/></text:span><text:span text:style-name="T63">computation</text:span></text:p>
            <text:p text:style-name="P21"><text:span text:style-name="T64">add</text:span><text:span text:style-name="T61"> <text:s text:c="7"/></text:span><text:span text:style-name="T17">+</text:span><text:span text:style-name="T61"> <text:s text:c="8"/>addition</text:span></text:p>
            <text:p text:style-name="P21"><text:span text:style-name="T64">sub</text:span><text:span text:style-name="T61"> <text:s text:c="6"/></text:span><text:span text:style-name="T65"><text:s/>-</text:span><text:span text:style-name="T66"> </text:span><text:span text:style-name="T61"><text:s text:c="9"/>subtraction <text:s text:c="20"/></text:span></text:p>
            <text:p text:style-name="P21"><text:span text:style-name="T64">or</text:span><text:span text:style-name="T61"> <text:s text:c="4"/></text:span><text:span text:style-name="T66"><text:s text:c="5"/></text:span><text:span text:style-name="T65">| </text:span><text:span text:style-name="T66"><text:s text:c="7"/></text:span><text:span text:style-name="T61">bitwise inclusive or</text:span></text:p>
            <text:p text:style-name="P21"><text:span text:style-name="T64">xor</text:span><text:span text:style-name="T61"> <text:s text:c="4"/></text:span><text:span text:style-name="T66"><text:s text:c="3"/></text:span><text:span text:style-name="T65">/\</text:span><text:span text:style-name="T66"> </text:span><text:span text:style-name="T61"><text:s text:c="8"/>bitwise exclusive or</text:span></text:p>
            <text:p text:style-name="P21"><text:span text:style-name="T64">and</text:span><text:span text:style-name="T61"> <text:s text:c="6"/></text:span><text:span text:style-name="T65">&amp;</text:span><text:span text:style-name="T18"> </text:span><text:span text:style-name="T61"><text:s text:c="8"/>bitwise and</text:span></text:p>
          </draw:text-box>
        </draw:frame>
        <draw:frame presentation:style-name="pr27" draw:text-style-name="P24" draw:layer="layout" svg:width="12.297cm" svg:height="6.611cm" svg:x="14.013cm" svg:y="11.914cm" presentation:class="outline" presentation:user-transformed="true">
          <draw:text-box>
            <text:p text:style-name="P23"><text:span text:style-name="T64">memory_order_relaxed <text:s text:c="11"/>No</text:span></text:p>
            <text:p text:style-name="P23"><text:span text:style-name="T64">memory_order_consume <text:s text:c="8"/>See Doc</text:span></text:p>
            <text:p text:style-name="P23"><text:span text:style-name="T64">memory_order_acquire <text:s text:c="11"/>Lock</text:span></text:p>
            <text:p text:style-name="P23"><text:span text:style-name="T64">memory_order_release <text:s text:c="11"/>Unlock</text:span></text:p>
            <text:p text:style-name="P23"><text:span text:style-name="T64">memory_order_acq_rel <text:s text:c="11"/>See Doc</text:span></text:p>
            <text:p text:style-name="P23"><text:span text:style-name="T64">memory_order_seq_cst <text:s text:c="10"/>See Doc</text:span></text:p>
            <text:p text:style-name="P23"><text:span text:style-name="T61"/></text:p>
          </draw:text-box>
        </draw:frame>
        <draw:frame presentation:style-name="pr27" draw:text-style-name="P26" draw:layer="layout" svg:width="26cm" svg:height="7.765cm" svg:x="1.4cm" svg:y="3cm" presentation:class="outline" presentation:user-transformed="true">
          <draw:text-box>
            <text:p text:style-name="P25"><text:span text:style-name="T67">#include</text:span><text:span text:style-name="T68"> </text:span><text:span text:style-name="T69">&lt;stdatomic.h&gt; <text:s text:c="2"/>// начиная <text:s/>с <text:s/>gcc 4.9.0</text:span></text:p>
            <text:p text:style-name="P25"><text:span text:style-name="T68"/></text:p>
            <text:p text:style-name="P25"><text:span text:style-name="T20">atomic</text:span><text:span text:style-name="T68">_exchange(volatile A *object, C desired);</text:span></text:p>
            <text:p text:style-name="P25"><text:span text:style-name="T20">atomic</text:span><text:span text:style-name="T68">_exchange_explicit(volatile A *object, C desired, memory_order order);</text:span></text:p>
            <text:p text:style-name="P25"><text:span text:style-name="T68"/></text:p>
            <text:p text:style-name="P25"><text:span text:style-name="T68">C </text:span><text:span text:style-name="T20">atomic</text:span><text:span text:style-name="T68">_fetch_</text:span><text:span text:style-name="T70">key</text:span><text:span text:style-name="T68">(volatile A *object, M operand);</text:span></text:p>
            <text:p text:style-name="P25"><text:span text:style-name="T68">C </text:span><text:span text:style-name="T20">atomic</text:span><text:span text:style-name="T68">_fetch_</text:span><text:span text:style-name="T70">key</text:span><text:span text:style-name="T68">_explicit(volatile A *object, M operand, memory_order order);</text:span></text:p>
            <text:p><text:span text:style-name="T61"/></text:p>
          </draw:text-box>
        </draw:frame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Обычный" presentation:presentation-page-layout-name="AL6T32">
        <office:forms form:automatic-focus="false" form:apply-design-mode="false"/>
        <draw:line draw:style-name="gr1" draw:text-style-name="P2" draw:layer="layout" svg:x1="1cm" svg:y1="19cm" svg:x2="27cm" svg:y2="19cm">
          <text:p/>
        </draw:line>
        <draw:frame draw:style-name="gr2" draw:text-style-name="P3" draw:layer="layout" svg:width="2.8cm" svg:height="2.063cm" svg:x="25cm" svg:y="18.865cm">
          <draw:text-box>
            <text:p><text:span text:style-name="T2"><text:page-number>&lt;номер&gt;</text:page-number></text:span></text:p>
          </draw:text-box>
        </draw:frame>
        <draw:frame presentation:style-name="pr28" draw:text-style-name="P27" draw:layer="layout" svg:width="25.199cm" svg:height="16.255cm" svg:x="1.4cm" svg:y="0.837cm" presentation:class="subtitle">
          <draw:text-box>
            <text:p><text:span text:style-name="T71">Вопросы...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cript" style:font-pitch="variable"/>
    <style:font-face style:name="Matura MT Script Capitals" svg:font-family="'Matura MT Script Capitals'" style:font-family-generic="script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Arial Black1" svg:font-family="'Arial Black'" style:font-adornments="Обычный" style:font-family-generic="swiss" style:font-pitch="variable"/>
    <style:font-face style:name="Berlin Sans FB Demi" svg:font-family="'Berlin Sans FB Demi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40000000300F37ED8E3.jp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bitmap" draw:fill-image-name="background" style:repeat="stretch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/>
            <style:text-properties fo:font-family="StarSymbol" style:font-charset="x-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5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6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14T13:21:08.09</meta:creation-date>
    <meta:editing-duration>PT16H46M7S</meta:editing-duration>
    <meta:editing-cycles>21</meta:editing-cycles>
    <dc:date>2015-05-14T16:10:32.006921419</dc:date>
    <meta:generator>LibreOffice/4.2.6.3$Linux_X86_64 LibreOffice_project/420m0$Build-3</meta:generator>
    <meta:document-statistic meta:object-count="18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6.62cm" svg:height="16.001cm" xlink:href="." xlink:type="simple" chart:class="chart:bar" chart:style-name="ch1">
        <chart:plot-area chart:style-name="ch2" chart:data-source-has-labels="both" svg:x="1.543cm" svg:y="1.415cm" svg:width="24.013cm" svg:height="13.846cm">
          <chartooo:coordinate-region svg:x="2.164cm" svg:y="1.614cm" svg:width="23.392cm" svg:height="13cm"/>
          <chart:axis chart:dimension="x" chart:name="primary-x" chart:style-name="ch3" chartooo:axis-type="auto">
            <chartooo:date-scale/>
            <chart:categories table:cell-range-address="local-table.$B$1:.$F$1"/>
          </chart:axis>
          <chart:axis chart:dimension="y" chart:name="primary-y" chart:style-name="ch4">
            <chart:title svg:x="0.451cm" svg:y="8.647cm" chart:style-name="ch5">
              <text:p>sec</text:p>
            </chart:title>
            <chart:grid chart:style-name="ch6" chart:class="major"/>
          </chart:axis>
          <chart:series chart:style-name="ch7" chart:values-cell-range-address="local-table.$B$2:.$F$2" chart:label-cell-address="local-table.$A$2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</text:p>
              </table:table-cell>
              <table:table-cell office:value-type="string">
                <text:p>spin</text:p>
              </table:table-cell>
              <table:table-cell office:value-type="string">
                <text:p>mutex</text:p>
              </table:table-cell>
              <table:table-cell office:value-type="string">
                <text:p>atomic (DMB)</text:p>
              </table:table-cell>
              <table:table-cell office:value-type="string">
                <text:p>atomic</text:p>
              </table:table-cell>
            </table:table-row>
          </table:table-header-rows>
          <table:table-rows>
            <table:table-row>
              <table:table-cell office:value-type="string">
                <text:p>Строка 5</text:p>
              </table:table-cell>
              <table:table-cell office:value-type="float" office:value="2">
                <text:p>2</text:p>
              </table:table-cell>
              <table:table-cell office:value-type="float" office:value="26">
                <text:p>26</text:p>
              </table:table-cell>
              <table:table-cell office:value-type="float" office:value="56">
                <text:p>56</text:p>
              </table:table-cell>
              <table:table-cell office:value-type="float" office:value="37">
                <text:p>37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